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family-generic="roman" style:font-pitch="variable" style:font-charset="x-symbol"/>
    <style:font-face style:name="MS Mincho" svg:font-family="'MS Mincho', 'ＭＳ 明朝'" style:font-family-generic="modern"/>
    <style:font-face style:name="HG Mincho Light J" svg:font-family="'HG Mincho Light J'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Heading_20_3" style:master-page-name="Standard">
      <style:text-properties style:font-name="Arial" style:font-name-complex="Arial"/>
    </style:style>
    <style:style style:name="P2" style:family="paragraph" style:parent-style-name="Standard">
      <style:text-properties fo:color="#000000" style:font-name="Arial" fo:font-size="14pt" fo:font-weight="bold" style:font-size-asian="14pt" style:font-weight-asian="bold" style:font-name-complex="Arial" style:font-size-complex="14pt" style:font-weight-complex="bold"/>
    </style:style>
    <style:style style:name="P3" style:family="paragraph" style:parent-style-name="Standard">
      <style:text-properties fo:color="#000000" style:font-name="Arial" fo:font-size="11pt" style:font-size-asian="11pt" style:font-name-complex="Arial" style:font-size-complex="14pt"/>
    </style:style>
    <style:style style:name="P4" style:family="paragraph" style:parent-style-name="Standard">
      <style:text-properties fo:color="#000000" style:font-name="Arial" fo:font-size="11pt" fo:language="none" fo:country="none" fo:font-weight="bold" style:font-size-asian="11pt" style:language-asian="none" style:country-asian="none" style:font-weight-asian="bold" style:font-name-complex="Arial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style:font-name="Arial" fo:font-size="14pt" fo:language="none" fo:country="none" fo:font-weight="bold" style:font-size-asian="14pt" style:language-asian="none" style:country-asian="none" style:font-weight-asian="bold" style:font-name-complex="Arial" style:font-size-complex="14pt" style:font-weight-complex="bold"/>
    </style:style>
    <style:style style:name="P6" style:family="paragraph">
      <style:paragraph-properties style:writing-mode="lr-tb"/>
    </style:style>
    <style:style style:name="P7" style:family="paragraph" style:parent-style-name="Standard">
      <style:paragraph-properties fo:text-align="center" style:justify-single-word="false"/>
      <style:text-properties fo:color="#000000" style:font-name="Arial" fo:font-size="14pt" fo:font-weight="bold" style:font-size-asian="14pt" style:font-weight-asian="bold" style:font-name-complex="Arial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style:font-name="Arial" fo:font-size="11pt" style:font-size-asian="11pt" style:font-name-complex="Arial" style:font-size-complex="14pt"/>
    </style:style>
    <style:style style:name="P9" style:family="paragraph" style:parent-style-name="Standard">
      <style:paragraph-properties fo:margin-left="0cm" fo:margin-right="0cm" fo:text-indent="1.251cm" style:auto-text-indent="false" style:text-autospace="none"/>
      <style:text-properties fo:color="#000000" style:font-name="Arial" fo:font-size="11pt" fo:language="en" fo:country="GB" style:font-size-asian="11pt" style:font-name-complex="Arial" style:font-size-complex="24pt"/>
    </style:style>
    <style:style style:name="P10" style:family="paragraph" style:parent-style-name="Standard">
      <style:paragraph-properties fo:margin-left="0cm" fo:margin-right="0cm" fo:text-indent="1.251cm" style:auto-text-indent="false" style:text-autospace="none"/>
      <style:text-properties fo:color="#000000" style:font-name="Arial" fo:font-size="11pt" fo:language="en" fo:country="GB" style:font-size-asian="11pt" style:font-name-complex="Arial"/>
    </style:style>
    <style:style style:name="P11" style:family="paragraph" style:parent-style-name="Standard">
      <style:text-properties fo:color="#000000" style:font-name="Arial" fo:font-size="11pt" fo:language="en" fo:country="GB" style:font-size-asian="11pt" style:font-name-complex="Arial" style:font-size-complex="14pt"/>
    </style:style>
    <style:style style:name="P12" style:family="paragraph" style:parent-style-name="Standard">
      <style:paragraph-properties style:text-autospace="none"/>
      <style:text-properties fo:color="#000000" style:font-name="Arial" fo:font-size="11pt" style:font-size-asian="11pt" style:font-name-complex="Arial" style:font-size-complex="24pt"/>
    </style:style>
    <style:style style:name="P13" style:family="paragraph" style:parent-style-name="Standard">
      <style:paragraph-properties fo:margin-left="0cm" fo:margin-right="0cm" fo:text-indent="1.251cm" style:auto-text-indent="false" style:text-autospace="none"/>
      <style:text-properties fo:color="#000000" style:font-name="Arial" fo:font-size="11pt" style:font-size-asian="11pt" style:font-name-complex="Arial" style:font-size-complex="24pt"/>
    </style:style>
    <style:style style:name="P14" style:family="paragraph" style:parent-style-name="Standard">
      <style:paragraph-properties fo:margin-left="0cm" fo:margin-right="0cm" fo:text-indent="1.251cm" style:auto-text-indent="false"/>
      <style:text-properties fo:color="#000000" style:font-name="Arial" fo:font-size="11pt" style:font-size-asian="11pt" style:font-name-complex="Arial" style:font-size-complex="14pt"/>
    </style:style>
    <style:style style:name="P15" style:family="paragraph" style:parent-style-name="Standard">
      <style:paragraph-properties fo:margin-left="0cm" fo:margin-right="0cm" fo:text-indent="1.251cm" style:auto-text-indent="false"/>
      <style:text-properties fo:color="#000000" style:font-name="Arial" fo:font-size="11pt" style:font-size-asian="11pt" style:font-name-complex="Arial"/>
    </style:style>
    <style:style style:name="P16" style:family="paragraph" style:parent-style-name="Standard">
      <style:paragraph-properties fo:margin-left="0cm" fo:margin-right="0cm" fo:text-indent="1.251cm" style:auto-text-indent="false"/>
      <style:text-properties fo:color="#000000" style:font-name="Arial" fo:font-size="11pt" fo:language="en" fo:country="GB" style:font-size-asian="11pt" style:font-name-complex="Arial"/>
    </style:style>
    <style:style style:name="P17" style:family="paragraph" style:parent-style-name="Standard">
      <style:paragraph-properties fo:margin-left="0cm" fo:margin-right="0cm" fo:text-indent="1.251cm" style:auto-text-indent="false"/>
    </style:style>
    <style:style style:name="P18" style:family="paragraph" style:parent-style-name="Standard">
      <style:paragraph-properties fo:margin-left="0cm" fo:margin-right="0cm" fo:text-indent="1.251cm" style:auto-text-indent="false" style:text-autospace="none"/>
    </style:style>
    <style:style style:name="P19" style:family="paragraph" style:parent-style-name="Standard">
      <style:paragraph-properties fo:margin-left="0cm" fo:margin-right="0cm" fo:text-indent="1.251cm" style:auto-text-indent="false" style:text-autospace="none"/>
      <style:text-properties fo:color="#000000" style:font-name="Arial" fo:font-size="11pt" style:font-size-asian="11pt" style:font-name-complex="Arial"/>
    </style:style>
    <style:style style:name="P20" style:family="paragraph" style:parent-style-name="Standard">
      <style:text-properties fo:color="#000000" style:font-name="Arial" fo:font-size="11pt" style:font-size-asian="11pt" style:font-name-complex="Arial"/>
    </style:style>
    <style:style style:name="P21" style:family="paragraph" style:parent-style-name="Standard">
      <style:paragraph-properties fo:margin-left="0cm" fo:margin-right="0cm" fo:text-indent="1.251cm" style:auto-text-indent="false"/>
      <style:text-properties fo:color="#000000" style:font-name="Arial" fo:font-size="11pt" fo:font-style="italic" style:font-size-asian="11pt" style:font-style-asian="italic" style:font-name-complex="Arial" style:font-style-complex="italic"/>
    </style:style>
    <style:style style:name="P22" style:family="paragraph" style:parent-style-name="Standard">
      <style:paragraph-properties fo:margin-left="1.251cm" fo:margin-right="0cm" fo:text-indent="0cm" style:auto-text-indent="false"/>
    </style:style>
    <style:style style:name="P23" style:family="paragraph" style:parent-style-name="Standard">
      <style:paragraph-properties fo:margin-left="0cm" fo:margin-right="0cm" fo:text-indent="1.251cm" style:auto-text-indent="false"/>
      <style:text-properties fo:color="#000000" style:font-name="Arial" fo:font-size="11pt" fo:language="fr" fo:country="FR" fo:font-style="italic" style:font-size-asian="11pt" style:font-style-asian="italic" style:font-name-complex="Arial" style:font-style-complex="italic"/>
    </style:style>
    <style:style style:name="P24" style:family="paragraph" style:parent-style-name="Standard">
      <style:paragraph-properties fo:margin-left="1.251cm" fo:margin-right="0cm" fo:text-indent="1.251cm" style:auto-text-indent="false"/>
    </style:style>
    <style:style style:name="P25" style:family="paragraph" style:parent-style-name="Standard">
      <style:paragraph-properties fo:margin-left="0cm" fo:margin-right="0cm" fo:text-indent="1.251cm" style:auto-text-indent="false"/>
      <style:text-properties fo:color="#000000" style:font-name="Arial" fo:font-size="11pt" fo:language="en" fo:country="GB" fo:font-style="italic" style:font-size-asian="11pt" style:font-style-asian="italic" style:font-name-complex="Arial" style:font-style-complex="italic"/>
    </style:style>
    <style:style style:name="P26" style:family="paragraph" style:parent-style-name="Standard">
      <style:paragraph-properties style:text-autospace="none"/>
    </style:style>
    <style:style style:name="P27" style:family="paragraph" style:parent-style-name="Standard">
      <style:paragraph-properties fo:margin-left="0cm" fo:margin-right="0cm" fo:text-indent="1.251cm" style:auto-text-indent="false"/>
      <style:text-properties fo:color="#000000" style:font-name="Arial" fo:font-size="11pt" fo:language="fr" fo:country="FR" style:font-size-asian="11pt" style:font-name-complex="Arial"/>
    </style:style>
    <style:style style:name="P28" style:family="paragraph" style:parent-style-name="Standard">
      <style:paragraph-properties fo:margin-left="3.752cm" fo:margin-right="0cm" fo:text-indent="1.251cm" style:auto-text-indent="false"/>
    </style:style>
    <style:style style:name="P29" style:family="paragraph" style:parent-style-name="Standard">
      <style:paragraph-properties style:text-autospace="none"/>
      <style:text-properties fo:color="#000000" style:font-name="Arial" fo:font-size="11pt" fo:font-style="italic" style:font-size-asian="11pt" style:font-style-asian="italic" style:font-name-complex="Arial" style:font-size-complex="24pt"/>
    </style:style>
    <style:style style:name="P30" style:family="paragraph" style:parent-style-name="Standard">
      <style:paragraph-properties style:text-autospace="none"/>
      <style:text-properties fo:color="#000000" style:font-name="Arial" fo:font-size="11pt" fo:font-style="italic" style:font-size-asian="11pt" style:font-style-asian="italic" style:font-name-complex="Arial"/>
    </style:style>
    <style:style style:name="P31" style:family="paragraph" style:parent-style-name="Standard">
      <style:paragraph-properties fo:margin-left="1.251cm" fo:margin-right="0cm" fo:text-indent="1.251cm" style:auto-text-indent="false" style:text-autospace="none"/>
    </style:style>
    <style:style style:name="P32" style:family="paragraph" style:parent-style-name="Standard">
      <style:text-properties fo:color="#000000" style:font-name="Arial" fo:font-size="11pt" fo:language="en" fo:country="GB" style:font-size-asian="11pt" style:font-name-complex="Arial"/>
    </style:style>
    <style:style style:name="P33" style:family="paragraph" style:parent-style-name="Standard">
      <style:paragraph-properties fo:margin-left="0cm" fo:margin-right="0cm" fo:text-indent="1.251cm" style:auto-text-indent="false" style:text-autospace="none"/>
      <style:text-properties fo:color="#000000" style:font-name="Arial" fo:font-size="11pt" fo:font-style="italic" style:font-size-asian="11pt" style:font-style-asian="italic" style:font-name-complex="Arial" style:font-size-complex="24pt"/>
    </style:style>
    <style:style style:name="P34" style:family="paragraph" style:parent-style-name="Standard">
      <style:paragraph-properties style:text-autospace="none"/>
      <style:text-properties fo:color="#000000" style:font-name="Arial" fo:font-size="11pt" fo:language="en" fo:country="GB" style:font-size-asian="11pt" style:font-name-complex="Arial"/>
    </style:style>
    <style:style style:name="P35" style:family="paragraph" style:parent-style-name="Standard">
      <style:paragraph-properties fo:margin-left="0cm" fo:margin-right="0cm" fo:text-indent="1.251cm" style:auto-text-indent="false" style:text-autospace="none"/>
      <style:text-properties fo:color="#000000" style:font-name="Arial" fo:font-size="11pt" fo:language="en" fo:country="GB" fo:font-style="italic" style:font-size-asian="11pt" style:font-style-asian="italic" style:font-name-complex="Arial" style:font-size-complex="24pt"/>
    </style:style>
    <style:style style:name="P36" style:family="paragraph" style:parent-style-name="Standard">
      <style:paragraph-properties fo:margin-left="0.635cm" fo:margin-right="0cm" fo:text-indent="0.614cm" style:auto-text-indent="false" style:text-autospace="none"/>
    </style:style>
    <style:style style:name="P37" style:family="paragraph" style:parent-style-name="Standard">
      <style:paragraph-properties fo:margin-left="0cm" fo:margin-right="0cm" fo:text-indent="1.249cm" style:auto-text-indent="false" style:text-autospace="none"/>
      <style:text-properties fo:color="#000000" style:font-name="Arial" fo:font-size="11pt" fo:language="en" fo:country="GB" fo:font-style="italic" style:font-size-asian="11pt" style:font-style-asian="italic" style:font-name-complex="Arial" style:font-size-complex="24pt"/>
    </style:style>
    <style:style style:name="P38" style:family="paragraph" style:parent-style-name="Standard">
      <style:paragraph-properties fo:margin-left="0cm" fo:margin-right="0cm" fo:text-indent="1.249cm" style:auto-text-indent="false"/>
      <style:text-properties fo:color="#000000" style:font-name="Arial" fo:font-size="11pt" fo:font-style="italic" style:font-size-asian="11pt" style:font-style-asian="italic" style:font-name-complex="Arial" style:font-style-complex="italic"/>
    </style:style>
    <style:style style:name="P39" style:family="paragraph" style:parent-style-name="Standard">
      <style:paragraph-properties fo:margin-left="2.501cm" fo:margin-right="0cm" fo:text-indent="1.251cm" style:auto-text-indent="false"/>
    </style:style>
    <style:style style:name="P40" style:family="paragraph" style:parent-style-name="Standard">
      <style:paragraph-properties style:text-autospace="none"/>
      <style:text-properties fo:color="#000000" style:font-name="Arial" fo:font-size="11pt" style:font-size-asian="11pt" style:font-name-complex="Arial"/>
    </style:style>
    <style:style style:name="P41" style:family="paragraph" style:parent-style-name="Standard">
      <style:paragraph-properties fo:margin-left="0cm" fo:margin-right="0cm" fo:text-indent="1.249cm" style:auto-text-indent="false" style:text-autospace="none"/>
      <style:text-properties fo:color="#000000" style:font-name="Arial" fo:font-size="11pt" fo:font-style="italic" style:font-size-asian="11pt" style:font-style-asian="italic" style:font-name-complex="Arial"/>
    </style:style>
    <style:style style:name="P42" style:family="paragraph" style:parent-style-name="Standard">
      <style:paragraph-properties fo:margin-left="0cm" fo:margin-right="0cm" fo:text-indent="1.249cm" style:auto-text-indent="false"/>
    </style:style>
    <style:style style:name="P43" style:family="paragraph" style:parent-style-name="Standard">
      <style:paragraph-properties fo:margin-left="1.249cm" fo:margin-right="0cm" fo:text-indent="1.249cm" style:auto-text-indent="false"/>
    </style:style>
    <style:style style:name="P44" style:family="paragraph" style:parent-style-name="Standard">
      <style:paragraph-properties fo:margin-left="0cm" fo:margin-right="0cm" fo:text-indent="1.249cm" style:auto-text-indent="false"/>
      <style:text-properties fo:color="#000000" style:font-name="Arial" fo:font-size="11pt" fo:font-style="italic" style:font-size-asian="11pt" style:font-style-asian="italic" style:font-name-complex="Arial"/>
    </style:style>
    <style:style style:name="P45" style:family="paragraph" style:parent-style-name="Standard">
      <style:paragraph-properties style:text-autospace="none"/>
      <style:text-properties fo:color="#000000" style:font-name="Arial" fo:font-size="11pt" fo:language="en" fo:country="GB" fo:font-style="italic" style:font-size-asian="11pt" style:font-style-asian="italic" style:font-name-complex="Arial"/>
    </style:style>
    <style:style style:name="P46" style:family="paragraph" style:parent-style-name="Standard">
      <style:paragraph-properties fo:margin-left="0cm" fo:margin-right="0cm" fo:text-indent="1.249cm" style:auto-text-indent="false" style:text-autospace="none"/>
      <style:text-properties fo:color="#000000" style:font-name="Arial" fo:font-size="11pt" fo:language="en" fo:country="GB" fo:font-style="italic" style:font-size-asian="11pt" style:font-style-asian="italic" style:font-name-complex="Arial"/>
    </style:style>
    <style:style style:name="P47" style:family="paragraph" style:parent-style-name="Standard">
      <style:paragraph-properties>
        <style:tab-stops>
          <style:tab-stop style:position="3.493cm"/>
        </style:tab-stops>
      </style:paragraph-properties>
      <style:text-properties fo:color="#000000" style:font-name="Arial" fo:font-size="11pt" fo:language="en" fo:country="GB" style:font-size-asian="11pt" style:font-name-complex="Arial"/>
    </style:style>
    <style:style style:name="P48" style:family="paragraph" style:parent-style-name="Standard">
      <style:paragraph-properties>
        <style:tab-stops>
          <style:tab-stop style:position="1.27cm"/>
        </style:tab-stops>
      </style:paragraph-properties>
    </style:style>
    <style:style style:name="P49" style:family="paragraph" style:parent-style-name="Standard">
      <style:paragraph-properties>
        <style:tab-stops>
          <style:tab-stop style:position="1.27cm"/>
          <style:tab-stop style:position="3.493cm"/>
        </style:tab-stops>
      </style:paragraph-properties>
      <style:text-properties fo:color="#000000" style:font-name="Arial" fo:font-size="11pt" fo:language="en" fo:country="GB" style:font-size-asian="11pt" style:font-name-complex="Arial"/>
    </style:style>
    <style:style style:name="P50" style:family="paragraph" style:parent-style-name="Standard">
      <style:paragraph-properties>
        <style:tab-stops>
          <style:tab-stop style:position="1.27cm"/>
          <style:tab-stop style:position="3.493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51" style:family="paragraph" style:parent-style-name="Standard">
      <style:paragraph-properties>
        <style:tab-stops>
          <style:tab-stop style:position="1.27cm"/>
          <style:tab-stop style:position="3.493cm"/>
        </style:tab-stops>
      </style:paragraph-properties>
    </style:style>
    <style:style style:name="P52" style:family="paragraph" style:parent-style-name="Standard">
      <style:text-properties fo:color="#000000" style:font-name="Arial" fo:font-size="11pt" style:font-size-asian="11pt" style:font-name-complex="Arial" style:font-size-complex="11pt"/>
    </style:style>
    <style:style style:name="P53" style:family="paragraph" style:parent-style-name="Standard">
      <style:text-properties fo:color="#000000" style:font-name="Arial" style:font-name-complex="Arial"/>
    </style:style>
    <style:style style:name="P54" style:family="paragraph" style:parent-style-name="Texto_20_independiente_20_2">
      <style:paragraph-properties style:text-autospace="ideograph-alpha"/>
      <style:text-properties fo:color="#000000" style:font-size-complex="12pt"/>
    </style:style>
    <style:style style:name="T1" style:family="text">
      <style:text-properties fo:color="#000000" style:font-name="Arial" fo:font-size="11pt" style:font-size-asian="11pt" style:font-name-complex="Arial" style:font-size-complex="14pt"/>
    </style:style>
    <style:style style:name="T2" style:family="text">
      <style:text-properties fo:color="#000000" style:font-name="Arial" fo:font-size="11pt" fo:font-style="italic" style:font-size-asian="11pt" style:font-style-asian="italic" style:font-name-complex="Arial" style:font-size-complex="14pt" style:font-style-complex="italic"/>
    </style:style>
    <style:style style:name="T3" style:family="text">
      <style:text-properties fo:language="en" fo:country="GB"/>
    </style:style>
    <style:style style:name="T4" style:family="text">
      <style:text-properties style:font-name="Symbol"/>
    </style:style>
    <style:style style:name="T5" style:family="text">
      <style:text-properties style:text-position="sub 58%" fo:language="en" fo:country="GB"/>
    </style:style>
    <style:style style:name="T6" style:family="text">
      <style:text-properties style:font-name="Arial" fo:font-size="11pt" style:font-size-asian="11pt" style:font-name-complex="Arial"/>
    </style:style>
    <style:style style:name="T7" style:family="text">
      <style:text-properties style:font-name="Arial" fo:font-size="11pt" fo:language="en" fo:country="GB" style:font-size-asian="11pt" style:font-name-complex="Arial"/>
    </style:style>
    <style:style style:name="T8" style:family="text">
      <style:text-properties style:text-position="sub 58%" style:font-name="Arial" fo:font-size="11pt" fo:language="en" fo:country="GB" style:font-size-asian="11pt" style:font-name-complex="Arial"/>
    </style:style>
    <style:style style:name="T9" style:family="text">
      <style:text-properties fo:color="#000000" style:font-name="Arial" fo:font-size="11pt" fo:language="en" fo:country="GB" style:font-size-asian="11pt" style:font-name-complex="Arial"/>
    </style:style>
    <style:style style:name="T10" style:family="text">
      <style:text-properties fo:color="#000000" style:font-name="Arial" fo:font-size="11pt" style:font-size-asian="11pt" style:font-name-complex="Arial"/>
    </style:style>
    <style:style style:name="T11" style:family="text">
      <style:text-properties fo:color="#000000" style:font-name="Arial" fo:font-size="11pt" fo:language="en" fo:country="GB" style:font-size-asian="11pt" style:font-name-complex="Arial" style:font-size-complex="24pt"/>
    </style:style>
    <style:style style:name="T12" style:family="text">
      <style:text-properties fo:color="#000000" style:font-name="Arial" fo:font-size="11pt" fo:font-style="italic" style:font-size-asian="11pt" style:font-style-asian="italic" style:font-name-complex="Arial" style:font-style-complex="italic"/>
    </style:style>
    <style:style style:name="T13" style:family="text">
      <style:text-properties fo:color="#000000" style:text-position="sub 58%" style:font-name="Arial" fo:font-size="11pt" fo:font-style="italic" style:font-size-asian="11pt" style:font-style-asian="italic" style:font-name-complex="Arial" style:font-style-complex="italic"/>
    </style:style>
    <style:style style:name="T14" style:family="text">
      <style:text-properties fo:color="#000000" style:font-name="Arial" fo:font-size="11pt" fo:font-style="italic" style:font-size-asian="11pt" style:font-style-asian="italic" style:font-name-complex="Arial" style:font-size-complex="24pt"/>
    </style:style>
    <style:style style:name="T15" style:family="text">
      <style:text-properties fo:color="#000000" style:text-position="sub 58%" style:font-name="Arial" fo:font-size="11pt" fo:font-style="italic" style:font-size-asian="11pt" style:font-style-asian="italic" style:font-name-complex="Arial" style:font-size-complex="11pt"/>
    </style:style>
    <style:style style:name="T16" style:family="text">
      <style:text-properties fo:color="#000000" style:font-name="Arial" fo:font-size="11pt" fo:font-style="italic" style:font-size-asian="11pt" style:font-style-asian="italic" style:font-name-complex="Arial"/>
    </style:style>
    <style:style style:name="T17" style:family="text">
      <style:text-properties fo:color="#000000" style:text-position="sub 58%" style:font-name="Arial" fo:font-size="11pt" fo:font-style="italic" style:font-size-asian="11pt" style:font-style-asian="italic" style:font-name-complex="Arial" style:font-size-complex="24pt"/>
    </style:style>
    <style:style style:name="T18" style:family="text">
      <style:text-properties fo:color="#000000" style:font-name="Arial" fo:font-size="10pt" fo:font-style="italic" style:font-name-asian="MS Mincho" style:font-size-asian="10pt" style:font-style-asian="italic" style:font-name-complex="Arial" style:font-size-complex="10pt"/>
    </style:style>
    <style:style style:name="T19" style:family="text">
      <style:text-properties fo:color="#000000" style:font-name="Arial" fo:font-size="11pt" fo:language="fr" fo:country="FR" fo:font-style="italic" style:font-size-asian="11pt" style:font-style-asian="italic" style:font-name-complex="Arial" style:font-style-complex="italic"/>
    </style:style>
    <style:style style:name="T20" style:family="text">
      <style:text-properties fo:color="#000000" style:text-position="sub 58%" style:font-name="Arial" fo:font-size="11pt" fo:language="fr" fo:country="FR" fo:font-style="italic" style:font-size-asian="11pt" style:font-style-asian="italic" style:font-name-complex="Arial" style:font-style-complex="italic"/>
    </style:style>
    <style:style style:name="T21" style:family="text">
      <style:text-properties fo:color="#000000" style:font-name="Arial" fo:font-size="11pt" fo:language="fr" fo:country="FR" style:font-size-asian="11pt" style:font-name-complex="Arial"/>
    </style:style>
    <style:style style:name="T22" style:family="text">
      <style:text-properties fo:color="#000000" style:font-name="Arial" fo:font-size="11pt" fo:language="fr" fo:country="FR" fo:font-style="italic" style:font-size-asian="11pt" style:font-style-asian="italic" style:font-name-complex="Arial"/>
    </style:style>
    <style:style style:name="T23" style:family="text">
      <style:text-properties fo:color="#000000" style:text-position="sub 58%" style:font-name="Arial" fo:font-size="11pt" fo:language="fr" fo:country="FR" fo:font-style="italic" style:font-size-asian="11pt" style:font-style-asian="italic" style:font-name-complex="Arial"/>
    </style:style>
    <style:style style:name="T24" style:family="text">
      <style:text-properties fo:color="#000000" style:font-name="Arial" fo:font-size="11pt" fo:language="en" fo:country="GB" fo:font-style="italic" style:font-size-asian="11pt" style:font-style-asian="italic" style:font-name-complex="Arial" style:font-style-complex="italic"/>
    </style:style>
    <style:style style:name="T25" style:family="text">
      <style:text-properties fo:color="#000000" style:text-position="sub 58%" style:font-name="Arial" fo:font-size="11pt" fo:language="en" fo:country="GB" fo:font-style="italic" style:font-size-asian="11pt" style:font-style-asian="italic" style:font-name-complex="Arial" style:font-style-complex="italic"/>
    </style:style>
    <style:style style:name="T26" style:family="text">
      <style:text-properties fo:color="#000000" style:font-name="Arial" fo:font-size="11pt" fo:language="fr" fo:country="FR" fo:font-style="italic" style:font-size-asian="11pt" style:font-style-asian="italic" style:font-name-complex="Arial" style:font-size-complex="24pt"/>
    </style:style>
    <style:style style:name="T27" style:family="text">
      <style:text-properties fo:color="#000000" style:text-position="sub 58%" style:font-name="Arial" fo:font-size="11pt" fo:language="fr" fo:country="FR" fo:font-style="italic" style:font-size-asian="11pt" style:font-style-asian="italic" style:font-name-complex="Arial" style:font-size-complex="24pt"/>
    </style:style>
    <style:style style:name="T28" style:family="text">
      <style:text-properties fo:color="#000000" style:font-name="Arial" fo:font-size="10pt" fo:language="fr" fo:country="FR" fo:font-style="italic" style:font-name-asian="MS Mincho" style:font-size-asian="10pt" style:font-style-asian="italic" style:font-name-complex="Arial" style:font-size-complex="10pt"/>
    </style:style>
    <style:style style:name="T29" style:family="text">
      <style:text-properties fo:color="#000000" style:font-name="Arial" fo:font-size="11pt" fo:language="fr" fo:country="FR" fo:font-style="italic" style:font-size-asian="11pt" style:font-style-asian="italic" style:font-name-complex="Arial" style:font-size-complex="11pt"/>
    </style:style>
    <style:style style:name="T30" style:family="text">
      <style:text-properties fo:color="#000000" style:text-position="sub 58%" style:font-name="Arial" fo:font-size="11pt" fo:language="fr" fo:country="FR" fo:font-style="italic" style:font-size-asian="11pt" style:font-style-asian="italic" style:font-name-complex="Arial" style:font-size-complex="11pt"/>
    </style:style>
    <style:style style:name="T31" style:family="text">
      <style:text-properties fo:color="#000000" style:font-name="Arial" fo:language="en" fo:country="GB" style:font-name-complex="Arial"/>
    </style:style>
    <style:style style:name="T32" style:family="text">
      <style:text-properties fo:color="#000000" style:font-name="Arial" fo:language="en" fo:country="GB" fo:font-style="italic" style:font-style-asian="italic" style:font-name-complex="Arial" style:font-style-complex="italic"/>
    </style:style>
    <style:style style:name="T33" style:family="text">
      <style:text-properties fo:color="#000000" style:font-name="Arial" style:font-name-complex="Arial"/>
    </style:style>
    <style:style style:name="T34" style:family="text">
      <style:text-properties fo:color="#000000" style:font-name="Arial" fo:font-size="11pt" fo:font-style="italic" fo:font-weight="bold" style:font-size-asian="11pt" style:font-style-asian="italic" style:font-weight-asian="bold" style:font-name-complex="Arial" style:font-size-complex="24pt"/>
    </style:style>
    <style:style style:name="T35" style:family="text">
      <style:text-properties fo:color="#000000" style:font-name="Arial" fo:font-size="11pt" fo:font-style="italic" style:font-name-asian="MS Mincho" style:font-size-asian="11pt" style:font-style-asian="italic" style:font-name-complex="Arial" style:font-size-complex="24pt"/>
    </style:style>
    <style:style style:name="T36" style:family="text">
      <style:text-properties fo:color="#000000" style:font-name="Arial" fo:font-size="11pt" fo:font-weight="bold" style:font-name-asian="MS Mincho" style:font-size-asian="11pt" style:font-weight-asian="bold" style:font-name-complex="Arial" style:font-size-complex="24pt"/>
    </style:style>
    <style:style style:name="T37" style:family="text">
      <style:text-properties fo:color="#000000" style:font-name="Arial" fo:font-size="11pt" style:font-name-asian="MS Mincho" style:font-size-asian="11pt" style:font-name-complex="Arial" style:font-size-complex="24pt"/>
    </style:style>
    <style:style style:name="T38" style:family="text">
      <style:text-properties fo:color="#000000" style:font-name="Arial" fo:font-size="11pt" fo:font-style="italic" style:font-size-asian="11pt" style:font-style-asian="italic" style:font-name-complex="Arial" style:font-size-complex="24pt" style:font-style-complex="italic"/>
    </style:style>
    <style:style style:name="T39" style:family="text">
      <style:text-properties fo:color="#000000" style:text-position="sub 58%" style:font-name="Arial" fo:font-size="11pt" fo:font-style="italic" style:font-size-asian="11pt" style:font-style-asian="italic" style:font-name-complex="Arial" style:font-size-complex="24pt" style:font-style-complex="italic"/>
    </style:style>
    <style:style style:name="T40" style:family="text">
      <style:text-properties fo:color="#000000" style:font-name="Arial" fo:font-size="11pt" fo:language="en" fo:country="GB" fo:font-style="italic" fo:font-weight="bold" style:font-size-asian="11pt" style:font-style-asian="italic" style:font-weight-asian="bold" style:font-name-complex="Arial" style:font-size-complex="24pt"/>
    </style:style>
    <style:style style:name="T41" style:family="text">
      <style:text-properties fo:color="#000000" style:font-name="Arial" fo:font-size="11pt" fo:language="en" fo:country="GB" fo:font-style="italic" style:font-size-asian="11pt" style:font-style-asian="italic" style:font-name-complex="Arial" style:font-size-complex="24pt"/>
    </style:style>
    <style:style style:name="T42" style:family="text">
      <style:text-properties fo:color="#000000" style:text-position="sub 58%" style:font-name="Arial" fo:font-size="11pt" fo:language="en" fo:country="GB" fo:font-style="italic" style:font-size-asian="11pt" style:font-style-asian="italic" style:font-name-complex="Arial" style:font-size-complex="24pt"/>
    </style:style>
    <style:style style:name="T43" style:family="text">
      <style:text-properties fo:color="#000000" style:font-name="Arial" fo:font-size="11pt" fo:font-style="italic" fo:font-weight="bold" style:font-size-asian="11pt" style:font-style-asian="italic" style:font-weight-asian="bold" style:font-name-complex="Arial"/>
    </style:style>
    <style:style style:name="T44" style:family="text">
      <style:text-properties fo:color="#000000" style:text-position="sub 58%" style:font-name="Arial" fo:font-size="11pt" fo:font-style="italic" style:font-size-asian="11pt" style:font-style-asian="italic" style:font-name-complex="Arial"/>
    </style:style>
    <style:style style:name="T45" style:family="text">
      <style:text-properties fo:color="#000000" style:font-name="Arial" fo:font-size="11pt" fo:font-style="italic" style:font-name-asian="MS Mincho" style:font-size-asian="11pt" style:font-style-asian="italic" style:font-name-complex="Arial" style:font-size-complex="11pt"/>
    </style:style>
    <style:style style:name="T46" style:family="text">
      <style:text-properties fo:color="#000000" style:font-name="Symbol" fo:font-size="11pt" style:font-size-asian="11pt"/>
    </style:style>
    <style:style style:name="T47" style:family="text">
      <style:text-properties fo:color="#000000" style:text-position="sub 58%" style:font-name="Arial" fo:font-size="11pt" fo:language="en" fo:country="GB" fo:font-style="italic" style:font-size-asian="11pt" style:font-style-asian="italic" style:font-name-complex="Arial" style:font-size-complex="11pt"/>
    </style:style>
    <style:style style:name="T48" style:family="text">
      <style:text-properties fo:color="#000000" style:font-name="Arial" fo:font-size="11pt" fo:language="en" fo:country="GB" fo:font-style="italic" style:font-name-asian="MS Mincho" style:font-size-asian="11pt" style:font-style-asian="italic" style:font-name-complex="Arial" style:font-size-complex="11pt"/>
    </style:style>
    <style:style style:name="T49" style:family="text">
      <style:text-properties fo:color="#000000" style:font-name="Arial" fo:font-size="11pt" fo:language="en" fo:country="GB" fo:font-style="italic" style:font-size-asian="11pt" style:font-style-asian="italic" style:font-name-complex="Arial" style:font-size-complex="11pt"/>
    </style:style>
    <style:style style:name="T50" style:family="text">
      <style:text-properties fo:color="#000000" style:font-name="Arial" fo:font-size="10pt" fo:language="en" fo:country="GB" fo:font-style="italic" style:font-name-asian="MS Mincho" style:font-size-asian="10pt" style:font-style-asian="italic" style:font-name-complex="Arial" style:font-size-complex="10pt"/>
    </style:style>
    <style:style style:name="T51" style:family="text">
      <style:text-properties fo:color="#000000" style:font-name="Arial" fo:font-size="11pt" style:font-size-asian="11pt" style:font-name-complex="Arial" style:font-size-complex="24pt" style:font-style-complex="italic"/>
    </style:style>
    <style:style style:name="T52" style:family="text">
      <style:text-properties fo:color="#000000" style:font-name="Arial" fo:font-size="11pt" style:font-size-asian="11pt" style:font-name-complex="Arial" style:font-style-complex="italic"/>
    </style:style>
    <style:style style:name="T53" style:family="text">
      <style:text-properties fo:color="#000000" style:font-name="Arial" fo:font-size="11pt" fo:language="en" fo:country="GB" fo:font-style="italic" style:font-size-asian="11pt" style:font-style-asian="italic" style:font-name-complex="Arial"/>
    </style:style>
    <style:style style:name="T54" style:family="text">
      <style:text-properties fo:color="#000000" style:text-position="sub 58%" style:font-name="Arial" fo:font-size="11pt" fo:language="en" fo:country="GB" style:font-size-asian="11pt" style:font-name-complex="Arial" style:font-size-complex="11pt"/>
    </style:style>
    <style:style style:name="T55" style:family="text">
      <style:text-properties fo:color="#000000" style:font-name="Arial" fo:font-size="11pt" fo:language="en" fo:country="GB" fo:font-weight="bold" style:font-size-asian="11pt" style:font-weight-asian="bold" style:font-name-complex="Arial" style:font-size-complex="24pt"/>
    </style:style>
    <style:style style:name="T56" style:family="text">
      <style:text-properties fo:color="#000000" style:text-position="sub 58%" style:font-name="Arial" fo:font-size="11pt" fo:language="en" fo:country="GB" style:font-size-asian="11pt" style:font-name-complex="Arial" style:font-size-complex="24pt"/>
    </style:style>
    <style:style style:name="T57" style:family="text">
      <style:text-properties fo:color="#000000" style:font-name="Arial" fo:font-size="11pt" style:font-size-asian="11pt" style:font-name-complex="Arial" style:font-size-complex="24pt"/>
    </style:style>
    <style:style style:name="T58" style:family="text">
      <style:text-properties fo:color="#000000" style:font-name="Arial" fo:font-size="11pt" style:font-name-asian="MS Mincho" style:font-size-asian="11pt" style:font-name-complex="Arial" style:font-size-complex="11pt"/>
    </style:style>
    <style:style style:name="T59" style:family="text">
      <style:text-properties fo:color="#000000" style:text-position="sub 58%" style:font-name="Arial" fo:font-size="11pt" style:font-name-asian="MS Mincho" style:font-size-asian="11pt" style:font-name-complex="Arial" style:font-size-complex="11pt"/>
    </style:style>
    <style:style style:name="T60" style:family="text">
      <style:text-properties fo:color="#000000" style:font-name="Arial" fo:font-size="11pt" fo:font-weight="bold" style:font-size-asian="11pt" style:font-weight-asian="bold" style:font-name-complex="Arial" style:font-size-complex="24pt"/>
    </style:style>
    <style:style style:name="T61" style:family="text">
      <style:text-properties fo:color="#000000" style:font-name="Arial" fo:font-size="11pt" fo:language="en" fo:country="GB" fo:font-style="italic" style:font-name-asian="MS Mincho" style:font-size-asian="11pt" style:font-style-asian="italic" style:font-name-complex="Arial" style:font-size-complex="24pt"/>
    </style:style>
    <style:style style:name="T62" style:family="text">
      <style:text-properties fo:color="#000000" style:font-name="Arial" fo:font-size="11pt" fo:language="en" fo:country="GB" fo:font-style="italic" style:font-size-asian="11pt" style:font-style-asian="italic" style:font-name-complex="Arial" style:font-size-complex="24pt" style:font-style-complex="italic"/>
    </style:style>
    <style:style style:name="T63" style:family="text">
      <style:text-properties fo:color="#000000" style:text-position="sub 58%" style:font-name="Arial" fo:font-size="11pt" fo:language="en" fo:country="GB" fo:font-style="italic" style:font-size-asian="11pt" style:font-style-asian="italic" style:font-name-complex="Arial" style:font-size-complex="24pt" style:font-style-complex="italic"/>
    </style:style>
    <style:style style:name="T64" style:family="text">
      <style:text-properties fo:color="#000000" style:text-position="sub 58%" style:font-name="Arial" fo:font-size="11pt" fo:language="en" fo:country="GB" fo:font-style="italic" style:font-size-asian="11pt" style:font-style-asian="italic" style:font-name-complex="Arial"/>
    </style:style>
    <style:style style:name="T65" style:family="text">
      <style:text-properties fo:color="#000000" style:font-name="Arial" fo:font-size="11pt" fo:font-style="italic" style:font-size-asian="11pt" style:font-style-asian="italic" style:font-name-complex="Arial" style:font-size-complex="11pt"/>
    </style:style>
    <style:style style:name="T66" style:family="text">
      <style:text-properties fo:color="#000000" style:font-name="Arial" fo:font-size="11pt" style:font-size-asian="11pt" style:font-name-complex="Arial" style:font-size-complex="11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MÁTICA ACONDICIONADA</text:p>
      <text:p text:style-name="P2"/>
      <text:p text:style-name="P3"/>
      <text:p text:style-name="Standard"><text:span text:style-name="T1">La gramática incontextual de apartados anteriores está definida con recursión a izquierdas. Esta supone una incompatilidad con el </text:span><text:span text:style-name="T2">análisis descendente</text:span><text:span text:style-name="T1"> que hemos empleado en la implementación del analizador sintáctico. Acondicionamos la gramática con el fin de hacerla apta para este análisis, eliminando la recursión a izquierdas y factorizando para eliminar ambigüedades.</text:span></text:p>
      <text:p text:style-name="P3"/>
      <text:p text:style-name="P3">Para eliminar la recursión a izquierdas aplicamos la transformación sugerida en los apuntes:</text:p>
      <text:p text:style-name="P3"/>
      <text:p text:style-name="P3"/>
      <text:p text:style-name="P3"/>
      <text:p text:style-name="P4"><draw:frame draw:style-name="fr1" draw:name="Frame1" text:anchor-type="char" svg:x="1.575cm" svg:y="0.305cm" svg:width="4.126cm" svg:height="2.565cm" draw:z-index="0"><draw:text-box><text:p text:style-name="Standard"><text:span text:style-name="T3">A ::= A </text:span><text:span text:style-name="T4"></text:span></text:p><text:p text:style-name="Standard"><text:span text:style-name="T3"><text:s text:c="3"/>A</text:span><text:span text:style-name="T5">0</text:span><text:span text:style-name="T3">.s = f(A</text:span><text:span text:style-name="T5">1</text:span><text:span text:style-name="T3">.s, </text:span><text:span text:style-name="T4"></text:span><text:span text:style-name="T3">.s)</text:span></text:p><text:p text:style-name="Standard"><text:span text:style-name="T3">A ::= </text:span><text:span text:style-name="T4"></text:span></text:p><text:p text:style-name="Standard"><text:span text:style-name="T3"><text:s text:c="3"/>A.s = g(</text:span><text:span text:style-name="T4"></text:span><text:span text:style-name="T3">.s)</text:span></text:p></draw:text-box></draw:frame><draw:frame draw:style-name="fr1" draw:name="Frame2" text:anchor-type="char" svg:x="9.513cm" svg:y="-0.33cm" svg:width="4.205cm" svg:height="3.993cm" draw:z-index="2"><draw:text-box><text:p text:style-name="Standard"><text:span text:style-name="T3">A ::= </text:span><text:span text:style-name="T4"></text:span><text:span text:style-name="T3"> R</text:span></text:p><text:p text:style-name="Standard"><text:span text:style-name="T3"><text:s text:c="3"/>R.s</text:span><text:span text:style-name="T5">h</text:span><text:span text:style-name="T3"> = g(</text:span><text:span text:style-name="T4"></text:span><text:span text:style-name="T3">.s)</text:span></text:p><text:p text:style-name="Standard"><text:span text:style-name="T3">R ::= </text:span><text:span text:style-name="T4"></text:span><text:span text:style-name="T3">R</text:span></text:p><text:p text:style-name="Standard"><text:span text:style-name="T3"><text:s text:c="3"/>R</text:span><text:span text:style-name="T5">1</text:span><text:span text:style-name="T3">.s</text:span><text:span text:style-name="T5">h</text:span><text:span text:style-name="T3"> = f(R</text:span><text:span text:style-name="T5">0</text:span><text:span text:style-name="T3">.s</text:span><text:span text:style-name="T5">h</text:span><text:span text:style-name="T3">, </text:span><text:span text:style-name="T4"></text:span><text:span text:style-name="T3">.s)</text:span></text:p><text:p text:style-name="Standard"><text:span text:style-name="T3"><text:s text:c="3"/>R</text:span><text:span text:style-name="T5">0</text:span><text:span text:style-name="T3">.s = R</text:span><text:span text:style-name="T5">1</text:span><text:span text:style-name="T3">.s</text:span></text:p><text:p text:style-name="Standard"><text:span text:style-name="T3">R ::= </text:span><text:span text:style-name="T6">λ</text:span></text:p><text:p text:style-name="Standard"><text:span text:style-name="T7"><text:s text:c="3"/>R.s = R.s</text:span><text:span text:style-name="T8">h</text:span></text:p></draw:text-box></draw:frame></text:p>
      <text:p text:style-name="P5"><draw:custom-shape text:anchor-type="char" draw:z-index="1" draw:style-name="gr1" draw:text-style-name="P6" svg:width="2.117cm" svg:height="1.006cm" svg:x="6.668cm" svg:y="0.50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7"/>
      <text:p text:style-name="P7"/>
      <text:p text:style-name="P8"/>
      <text:p text:style-name="P8"/>
      <text:p text:style-name="P8"/>
      <text:p text:style-name="P8"/>
      <text:p text:style-name="P3"/>
      <text:p text:style-name="P3"/>
      <text:p text:style-name="P3">Las reglas que hay que modificar son:</text:p>
      <text:p text:style-name="P3"/>
      <text:p text:style-name="P9">Decs ::= Dec</text:p>
      <text:p text:style-name="P9">Decs::= Decs ; Dec</text:p>
      <text:p text:style-name="P9">Is ::= I <text:s/></text:p>
      <text:p text:style-name="P9">Is::= <text:s/>Is ; I </text:p>
      <text:p text:style-name="P9">ExpOr ::= ExpOr OpOr ExpAnd </text:p>
      <text:p text:style-name="P9">ExpOr::= ExpAnd</text:p>
      <text:p text:style-name="P9">ExpAnd::= ExpAnd OpAnd ExpRel </text:p>
      <text:p text:style-name="P9">ExpAnd::= ExpRel</text:p>
      <text:p text:style-name="P9">ExpRel::= ExpAd OpRel ExpAd </text:p>
      <text:p text:style-name="P9">ExpRel::= ExpAd</text:p>
      <text:p text:style-name="P10">ExpAd ::= ExpAd OpAd ExpMul</text:p>
      <text:p text:style-name="P10">ExpAd ::= ExpMul</text:p>
      <text:p text:style-name="P10">ExpMul ::= ExpMul OpMul Fact</text:p>
      <text:p text:style-name="P10">ExpMul ::= Fact</text:p>
      <text:p text:style-name="P11"/>
      <text:p text:style-name="P11"/>
      <text:p text:style-name="P3">Transformación de las reglas:</text:p>
      <text:p text:style-name="P12"/>
      <text:p text:style-name="P13">Decs::= Decs ; Dec</text:p>
      <text:p text:style-name="P13">Decs ::= Dec</text:p>
      <text:p text:style-name="P13"/>
      <text:p text:style-name="P14">Se transforma en:</text:p>
      <text:p text:style-name="P15">Decs ::= Dec RDecs</text:p>
      <text:p text:style-name="P16">RDecs ::= ; Dec RDecs</text:p>
      <text:p text:style-name="P17"><text:span text:style-name="T9">RDecs ::= </text:span><text:span text:style-name="T10">λ</text:span></text:p>
      <text:p text:style-name="P16">---</text:p>
      <text:p text:style-name="P9">Is::= <text:s/>Is ; I</text:p>
      <text:p text:style-name="P9">Is ::= I </text:p>
      <text:p text:style-name="P9"/>
      <text:p text:style-name="P9">Se transforman en:</text:p>
      <text:p text:style-name="P16">Is ::= I RIs</text:p>
      <text:p text:style-name="P10">RIs ::= ; I RIs</text:p>
      <text:p text:style-name="P18"><text:span text:style-name="T10">RIs ::= λ</text:span></text:p>
      <text:p text:style-name="P19">---</text:p>
      <text:p text:style-name="P13">ExpOr ::= ExpOr OpOr ExpAnd </text:p>
      <text:p text:style-name="P13">ExpOr ::= ExpAnd</text:p>
      <text:p text:style-name="P13"/>
      <text:p text:style-name="P13">Se transforman en:</text:p>
      <text:p text:style-name="P15">ExpOr ::= ExpAnd RExpOr</text:p>
      <text:p text:style-name="P15">RExpOr ::= OpOr ExpAnd RExpOr</text:p>
      <text:p text:style-name="P17"><text:span text:style-name="T10">RExpOr ::= λ</text:span></text:p>
      <text:p text:style-name="P16">---</text:p>
      <text:p text:style-name="P18"><text:span text:style-name="T11">ExpAnd ::= ExpAnd OpAnd ExpRel </text:span></text:p>
      <text:p text:style-name="P9">ExpAnd ::= ExpRel</text:p>
      <text:p text:style-name="P9"/>
      <text:p text:style-name="P9">Se transforman en:</text:p>
      <text:p text:style-name="P16">ExpAnd ::= ExpRel RExpAnd</text:p>
      <text:p text:style-name="P16">RExpAnd ::= OpAnd ExpRel RExpAnd</text:p>
      <text:p text:style-name="P17"><text:span text:style-name="T9">RExpAnd ::= </text:span><text:span text:style-name="T10">λ</text:span></text:p>
      <text:p text:style-name="P16">---</text:p>
      <text:p text:style-name="P9">ExpRel ::= ExpAd OpRel ExpAd </text:p>
      <text:p text:style-name="P9">ExpRel ::= ExpAd</text:p>
      <text:p text:style-name="P9"/>
      <text:p text:style-name="P9">Se transforman en:</text:p>
      <text:p text:style-name="P15">ExpRel ::= ExpAd RExpRel</text:p>
      <text:p text:style-name="P15">RExpRel ::= OpRel ExpAd</text:p>
      <text:p text:style-name="P15">RExpRel ::= λ</text:p>
      <text:p text:style-name="P15">---</text:p>
      <text:p text:style-name="P18"><text:span text:style-name="T10">ExpAd ::= ExpAd OpAd ExpMul</text:span></text:p>
      <text:p text:style-name="P19">ExpAd ::= ExpMul</text:p>
      <text:p text:style-name="P19"/>
      <text:p text:style-name="P19">Se transforman en:</text:p>
      <text:p text:style-name="P15">ExpAd ::= ExpMul RExpAd</text:p>
      <text:p text:style-name="P15">RExpAd ::= OpAd ExpMul RExpAd</text:p>
      <text:p text:style-name="P17"><text:span text:style-name="T10">RExpAd ::= λ</text:span></text:p>
      <text:p text:style-name="P15">---</text:p>
      <text:p text:style-name="P19">ExpMul ::= ExpMul OpMul Fact</text:p>
      <text:p text:style-name="P16">ExpMul ::= Fact</text:p>
      <text:p text:style-name="P16"/>
      <text:p text:style-name="P16">Se transforman en:</text:p>
      <text:p text:style-name="P16">ExpMul ::= Fact RExpMul</text:p>
      <text:p text:style-name="P16">RExpMul ::= OpMul Fact RExpMul</text:p>
      <text:p text:style-name="P15">RExpMul ::= λ</text:p>
      <text:p text:style-name="P20"/>
      <text:p text:style-name="P20">Atributos: </text:p>
      <text:p text:style-name="P20"/>
      <text:p text:style-name="P15">Decs ::= Dec RDecs</text:p>
      <text:p text:style-name="P17"><text:span text:style-name="T12"><text:tab/>RDecs.ts</text:span><text:span text:style-name="T13">h</text:span><text:span text:style-name="T12"> = </text:span><text:span text:style-name="T14">añadeID (creaTS(), Dec.id, &lt;dir.0, Dec.tipo&gt;)</text:span></text:p>
      <text:p text:style-name="P21"><text:tab/>Decs.ts = RDecs.ts</text:p>
      <text:p text:style-name="P17"><text:span text:style-name="T12"><text:tab/>RDecs.err</text:span><text:span text:style-name="T13">h</text:span><text:span text:style-name="T12"> = Dec.err</text:span></text:p>
      <text:p text:style-name="P21"><text:tab/>Decs.err = RDecs.err</text:p>
      <text:p text:style-name="P15"/>
      <text:p text:style-name="P15"/>
      <text:p text:style-name="P15">RDecs ::= ; Dec RDecs</text:p>
      <text:p text:style-name="P17"><text:span text:style-name="T12"><text:tab/>RDecs</text:span><text:span text:style-name="T13">1</text:span><text:span text:style-name="T12">.ts</text:span><text:span text:style-name="T13">h</text:span><text:span text:style-name="T12"> = </text:span><text:span text:style-name="T14">añadeID (RDecs</text:span><text:span text:style-name="T15">0</text:span><text:span text:style-name="T14">.ts, Dec.id, &lt;dir:RDecs</text:span><text:span text:style-name="T15">0</text:span><text:span text:style-name="T14">.dir+1, Dec.tipo&gt;)</text:span></text:p>
      <text:p text:style-name="P17"><text:span text:style-name="T12"><text:tab/>RDecs</text:span><text:span text:style-name="T13">0</text:span><text:span text:style-name="T12">.ts = RDecs</text:span><text:span text:style-name="T13">1</text:span><text:span text:style-name="T12">.ts</text:span></text:p>
      <text:p text:style-name="P17"><text:span text:style-name="T16"><text:tab/></text:span><text:span text:style-name="T12">RDecs</text:span><text:span text:style-name="T13">1</text:span><text:span text:style-name="T12">.err</text:span><text:span text:style-name="T13">h</text:span><text:span text:style-name="T12"> = R</text:span><text:span text:style-name="T14">Decs</text:span><text:span text:style-name="T17">0</text:span><text:span text:style-name="T14">.err</text:span><text:span text:style-name="T17">h</text:span><text:span text:style-name="T14"> </text:span><text:span text:style-name="T18">∨</text:span><text:span text:style-name="T14"> existeID (RDecs</text:span><text:span text:style-name="T17">0</text:span><text:span text:style-name="T14">.ts, Dec.id)</text:span></text:p>
      <text:p text:style-name="P22"><text:span text:style-name="T12"><text:tab/></text:span><text:span text:style-name="T19">RDecs</text:span><text:span text:style-name="T20">0</text:span><text:span text:style-name="T19">.err = RDecs</text:span><text:span text:style-name="T20">1</text:span><text:span text:style-name="T19">.err</text:span></text:p>
      <text:p text:style-name="P22"><text:span text:style-name="T21">RDecs ::= </text:span><text:span text:style-name="T10">λ</text:span></text:p>
      <text:p text:style-name="P17"><text:span text:style-name="T22"><text:tab/>RDecs.ts = RDecs.ts</text:span><text:span text:style-name="T23">h</text:span></text:p>
      <text:p text:style-name="P17"><text:span text:style-name="T22"><text:tab/>RDecs.err = RDecs.err</text:span><text:span text:style-name="T23">h</text:span></text:p>
      <text:p text:style-name="P23"/>
      <text:p text:style-name="P16">Is ::= I RIs</text:p>
      <text:p text:style-name="P17"><text:span text:style-name="T9"><text:tab/></text:span><text:span text:style-name="T24">RIs.ts</text:span><text:span text:style-name="T25">h</text:span><text:span text:style-name="T24"> = Is.ts</text:span><text:span text:style-name="T25">h</text:span><text:span text:style-name="T24"> = I.ts</text:span><text:span text:style-name="T25">h</text:span></text:p>
      <text:p text:style-name="P24"><text:span text:style-name="T24">RIs.err</text:span><text:span text:style-name="T25">h</text:span><text:span text:style-name="T24"> = I.err</text:span></text:p>
      <text:p text:style-name="P25"><text:tab/>Is.err = RIs.err</text:p>
      <text:p text:style-name="P24"><text:span text:style-name="T24">RIs.cod</text:span><text:span text:style-name="T25">h</text:span><text:span text:style-name="T24"> = I.cod</text:span></text:p>
      <text:p text:style-name="P25"><text:tab/>Is.cod = RIs.cod</text:p>
      <text:p text:style-name="P10">RIs ::= ; I RIs</text:p>
      <text:p text:style-name="P18"><text:span text:style-name="T9"><text:tab/></text:span><text:span text:style-name="T24">RIs</text:span><text:span text:style-name="T25">1</text:span><text:span text:style-name="T24">.ts</text:span><text:span text:style-name="T25">h</text:span><text:span text:style-name="T24"> = RIs</text:span><text:span text:style-name="T25">0</text:span><text:span text:style-name="T24">.ts</text:span><text:span text:style-name="T25">h</text:span><text:span text:style-name="T24"> = I.ts</text:span><text:span text:style-name="T25">h</text:span></text:p>
      <text:p text:style-name="P26"><text:span text:style-name="T24"><text:tab/><text:tab/></text:span><text:span text:style-name="T19">RIs</text:span><text:span text:style-name="T20">1</text:span><text:span text:style-name="T19">.err</text:span><text:span text:style-name="T20">h</text:span><text:span text:style-name="T19"> =</text:span><text:span text:style-name="T26"> RIs</text:span><text:span text:style-name="T27">0</text:span><text:span text:style-name="T26">.err </text:span><text:span text:style-name="T28">∨</text:span><text:span text:style-name="T26"> I.err</text:span></text:p>
      <text:p text:style-name="P18"><text:span text:style-name="T19"><text:tab/>RIs</text:span><text:span text:style-name="T20">0</text:span><text:span text:style-name="T19">.err = RIs</text:span><text:span text:style-name="T20">1</text:span><text:span text:style-name="T19">.err</text:span></text:p>
      <text:p text:style-name="P18"><text:span text:style-name="T19"><text:tab/>RIs</text:span><text:span text:style-name="T20">1</text:span><text:span text:style-name="T19">.cod</text:span><text:span text:style-name="T20">h</text:span><text:span text:style-name="T19"> = R</text:span><text:span text:style-name="T29">Is</text:span><text:span text:style-name="T30">0</text:span><text:span text:style-name="T29">.cod</text:span><text:span text:style-name="T30">h</text:span><text:span text:style-name="T29"> || I.cod</text:span></text:p>
      <text:p text:style-name="P18"><text:span text:style-name="T19"><text:tab/>RIs</text:span><text:span text:style-name="T20">0</text:span><text:span text:style-name="T19">.cod = RIs</text:span><text:span text:style-name="T20">1</text:span><text:span text:style-name="T19">.cod</text:span></text:p>
      <text:p text:style-name="P17"><text:span text:style-name="T21">RIs ::= </text:span><text:span text:style-name="T10">λ</text:span><text:span text:style-name="T19"> </text:span></text:p>
      <text:p text:style-name="P17"><text:span text:style-name="T19"><text:tab/>RIs.err = RIs.err</text:span><text:span text:style-name="T20">h</text:span></text:p>
      <text:p text:style-name="P17"><text:span text:style-name="T19"><text:tab/>RIs.cod = RIs.cod</text:span><text:span text:style-name="T20">h</text:span></text:p>
      <text:p text:style-name="P27"/>
      <text:p text:style-name="P27"/>
      <text:p text:style-name="P17"><text:span text:style-name="T9">ExpOr ::= ExpAnd RExpOr</text:span></text:p>
      <text:p text:style-name="Standard"><text:span text:style-name="T31"><text:tab/></text:span><text:span text:style-name="T24">RExpOr.tsh = ExpOr.tsh = ExpAnd.tsh</text:span></text:p>
      <text:p text:style-name="Standard"><text:span text:style-name="T32"><text:tab/><text:tab/></text:span><text:span text:style-name="T12">RExpOr.tipo</text:span><text:span text:style-name="T13">h</text:span><text:span text:style-name="T12"> = ExpAnd.tipo</text:span></text:p>
      <text:p text:style-name="Standard"><text:span text:style-name="T13"><text:tab/><text:tab/></text:span><text:span text:style-name="T12">ExpOr.tipo = RExpOr.tipo</text:span></text:p>
      <text:p text:style-name="P17"><text:span text:style-name="T12"><text:tab/>RExpOr.cod</text:span><text:span text:style-name="T13">h</text:span><text:span text:style-name="T12"> = ExpAnd.cod</text:span></text:p>
      <text:p text:style-name="P17"><text:span text:style-name="T33"><text:tab/></text:span><text:span text:style-name="T12">ExpOr.cod = RExpOr.cod</text:span></text:p>
      <text:p text:style-name="P15">RExpOr ::= OpOr ExpAnd RExpOr</text:p>
      <text:p text:style-name="P17"><text:span text:style-name="T10"><text:tab/></text:span><text:span text:style-name="T12">RExpOr</text:span><text:span text:style-name="T13">1</text:span><text:span text:style-name="T12">.ts</text:span><text:span text:style-name="T13">h</text:span><text:span text:style-name="T12"> = ExpAnd.ts</text:span><text:span text:style-name="T13">h</text:span><text:span text:style-name="T12"> = RExpOr</text:span><text:span text:style-name="T13">0</text:span><text:span text:style-name="T12">.ts</text:span><text:span text:style-name="T13">h</text:span></text:p>
      <text:p text:style-name="P26"><text:span text:style-name="T12"><text:tab/><text:tab/>RExpOr</text:span><text:span text:style-name="T13">1</text:span><text:span text:style-name="T12">.tipo</text:span><text:span text:style-name="T13">h</text:span><text:span text:style-name="T12"> = </text:span><text:span text:style-name="T34">si</text:span><text:span text:style-name="T14"> (RExpOr</text:span><text:span text:style-name="T17">0</text:span><text:span text:style-name="T14">.tipo</text:span><text:span text:style-name="T17">h</text:span><text:span text:style-name="T14"> = ExpAnd.tipo =</text:span><text:span text:style-name="T35"> bool)</text:span></text:p>
      <text:p text:style-name="P26"><text:span text:style-name="T35"><text:tab/><text:tab/><text:tab/><text:tab/><text:tab/>bool</text:span></text:p>
      <text:p text:style-name="P28"><text:span text:style-name="T36">si no</text:span><text:span text:style-name="T37"> err</text:span></text:p>
      <text:p text:style-name="P17"><text:span text:style-name="T12"><text:tab/>RExpOr</text:span><text:span text:style-name="T13">0</text:span><text:span text:style-name="T12">.tipo = RExpOr</text:span><text:span text:style-name="T13">1</text:span><text:span text:style-name="T12">.tipo</text:span></text:p>
      <text:p text:style-name="P18"><text:span text:style-name="T12"><text:tab/>RExpOr</text:span><text:span text:style-name="T13">1</text:span><text:span text:style-name="T12">.cod</text:span><text:span text:style-name="T13">h</text:span><text:span text:style-name="T12"> = RE</text:span><text:span text:style-name="T38">xpOr</text:span><text:span text:style-name="T39">0</text:span><text:span text:style-name="T38">.cod</text:span><text:span text:style-name="T39">h</text:span><text:span text:style-name="T38"> || ExpAnd.cod || OpOr.cod</text:span></text:p>
      <text:p text:style-name="P17"><text:span text:style-name="T12"><text:tab/>RExpOr</text:span><text:span text:style-name="T13">0</text:span><text:span text:style-name="T12">.cod = RExpOr</text:span><text:span text:style-name="T13">1</text:span><text:span text:style-name="T12">.cod</text:span></text:p>
      <text:p text:style-name="P15">RExpOr ::= λ</text:p>
      <text:p text:style-name="P17"><text:span text:style-name="T12"><text:tab/>RExpOr.tipo = RExpOr.tipo</text:span><text:span text:style-name="T13">h</text:span></text:p>
      <text:p text:style-name="P17"><text:span text:style-name="T12"><text:tab/>RExpOr.cod = RExpOr.cod</text:span><text:span text:style-name="T13">h</text:span></text:p>
      <text:p text:style-name="P15"/>
      <text:p text:style-name="P15"/>
      <text:p text:style-name="P16">ExpAnd ::= ExpRel RExpAnd</text:p>
      <text:p text:style-name="Standard"><text:span text:style-name="T31"><text:tab/></text:span><text:span text:style-name="T24">RExpAnd.tsh = ExpAnd.tsh = ExpRel.tsh</text:span></text:p>
      <text:p text:style-name="Standard"><text:span text:style-name="T31"><text:tab/><text:tab/></text:span><text:span text:style-name="T12">RExpAnd.tipo</text:span><text:span text:style-name="T13">h</text:span><text:span text:style-name="T12"> = ExpRel.tipo</text:span></text:p>
      <text:p text:style-name="Standard"><text:span text:style-name="T13"><text:tab/><text:tab/></text:span><text:span text:style-name="T12">ExpAnd.tipo = RExpAnd.tipo</text:span></text:p>
      <text:p text:style-name="P17"><text:span text:style-name="T10"><text:tab/></text:span><text:span text:style-name="T12">RExpAnd.cod</text:span><text:span text:style-name="T13">h</text:span><text:span text:style-name="T12"> = ExpRel.cod</text:span></text:p>
      <text:p text:style-name="P21"><text:tab/>ExpAnd.cod = RExpAnd.cod</text:p>
      <text:p text:style-name="P15"/>
      <text:p text:style-name="P15"/>
      <text:p text:style-name="P15"/>
      <text:p text:style-name="P15"/>
      <text:p text:style-name="P17"><text:span text:style-name="T9">RExpAnd ::= OpAnd ExpRel RExpAnd</text:span></text:p>
      <text:p text:style-name="P17"><text:span text:style-name="T9"><text:tab/></text:span><text:span text:style-name="T24">RExpAnd</text:span><text:span text:style-name="T25">1</text:span><text:span text:style-name="T24">.ts</text:span><text:span text:style-name="T25">h</text:span><text:span text:style-name="T24"> = ExpRel.ts</text:span><text:span text:style-name="T25">h</text:span><text:span text:style-name="T24"> = RExpAnd</text:span><text:span text:style-name="T25">0</text:span><text:span text:style-name="T24">.ts</text:span><text:span text:style-name="T25">h</text:span></text:p>
      <text:p text:style-name="P26"><text:span text:style-name="T25"><text:tab/><text:tab/></text:span><text:span text:style-name="T24">RExpAnd</text:span><text:span text:style-name="T25">1</text:span><text:span text:style-name="T24">.err</text:span><text:span text:style-name="T25">h</text:span><text:span text:style-name="T24"> = </text:span><text:span text:style-name="T40">si</text:span><text:span text:style-name="T41"> (RExpAnd</text:span><text:span text:style-name="T42">0</text:span><text:span text:style-name="T41">.tipo</text:span><text:span text:style-name="T42">h</text:span><text:span text:style-name="T41"> = ExpRel.tipo = bool)</text:span></text:p>
      <text:p text:style-name="P26"><text:span text:style-name="T41"><text:tab/><text:tab/><text:tab/><text:tab/><text:tab/></text:span><text:span text:style-name="T14">bool</text:span></text:p>
      <text:p text:style-name="P17"><text:span text:style-name="T14"><text:tab/><text:tab/><text:tab/></text:span><text:span text:style-name="T34">si no</text:span><text:span text:style-name="T14"> err</text:span></text:p>
      <text:p text:style-name="P17"><text:span text:style-name="T12"><text:tab/>RExpAnd</text:span><text:span text:style-name="T13">0</text:span><text:span text:style-name="T12">.tipo = RExpAnd</text:span><text:span text:style-name="T13">1</text:span><text:span text:style-name="T12">.tipo</text:span></text:p>
      <text:p text:style-name="P18"><text:span text:style-name="T10"><text:tab/></text:span><text:span text:style-name="T12">RExpAnd</text:span><text:span text:style-name="T13">1</text:span><text:span text:style-name="T12">.cod</text:span><text:span text:style-name="T13">h</text:span><text:span text:style-name="T12"> = RE</text:span><text:span text:style-name="T38">xpAnd</text:span><text:span text:style-name="T39">0</text:span><text:span text:style-name="T38">.cod</text:span><text:span text:style-name="T39">h</text:span><text:span text:style-name="T38"> || ExpRel.cod || OpAnd.cod</text:span></text:p>
      <text:p text:style-name="P17"><text:span text:style-name="T12"><text:tab/></text:span><text:span text:style-name="T24">RExpAnd</text:span><text:span text:style-name="T25">0</text:span><text:span text:style-name="T24">.cod = RExpAnd</text:span><text:span text:style-name="T25">1</text:span><text:span text:style-name="T24">.cod</text:span></text:p>
      <text:p text:style-name="P17"><text:span text:style-name="T9">RExpAnd ::= </text:span><text:span text:style-name="T10">λ</text:span></text:p>
      <text:p text:style-name="P17"><text:span text:style-name="T9"><text:tab/></text:span><text:span text:style-name="T24">RExpAnd.tipo = RExpAnd.tipo</text:span><text:span text:style-name="T25">h</text:span></text:p>
      <text:p text:style-name="P17"><text:span text:style-name="T9"><text:tab/></text:span><text:span text:style-name="T24">RExpAnd.cod = RExpAnd.cod</text:span><text:span text:style-name="T25">h</text:span></text:p>
      <text:p text:style-name="P16"/>
      <text:p text:style-name="P16">ExpRel ::= ExpAd RExpRel</text:p>
      <text:p text:style-name="P17"><text:span text:style-name="T31"><text:tab/></text:span><text:span text:style-name="T9">RExpRel.tsh = ExpRel.tsh = ExpAd.tsh</text:span></text:p>
      <text:p text:style-name="Standard"><text:span text:style-name="T31"><text:tab/><text:tab/></text:span><text:span text:style-name="T24">RExpRel.tipo</text:span><text:span text:style-name="T25">h</text:span><text:span text:style-name="T24"> = ExpAd.tipo</text:span></text:p>
      <text:p text:style-name="Standard"><text:span text:style-name="T25"><text:tab/><text:tab/></text:span><text:span text:style-name="T12">ExpRel.tipo = RExpRel.tipo</text:span></text:p>
      <text:p text:style-name="P17"><text:span text:style-name="T10"><text:tab/></text:span><text:span text:style-name="T12">RExpRel.cod</text:span><text:span text:style-name="T13">h</text:span><text:span text:style-name="T12"> = ExpAd.cod</text:span></text:p>
      <text:p text:style-name="P17"><text:span text:style-name="T12"><text:tab/></text:span><text:span text:style-name="T24">ExpRel.cod = RExpRel.cod</text:span></text:p>
      <text:p text:style-name="P17"><text:span text:style-name="T9">RExpRel ::= OpRel ExpAd</text:span></text:p>
      <text:p text:style-name="P17"><text:span text:style-name="T9"><text:tab/></text:span><text:span text:style-name="T24">ExpAd.ts</text:span><text:span text:style-name="T25">h</text:span><text:span text:style-name="T24"> = RExpRel</text:span><text:span text:style-name="T25">0</text:span><text:span text:style-name="T24">.ts</text:span><text:span text:style-name="T25">h</text:span></text:p>
      <text:p text:style-name="P26"><text:span text:style-name="T25"><text:tab/><text:tab/></text:span><text:span text:style-name="T12">ExpAd.tipo</text:span><text:span text:style-name="T13">h</text:span><text:span text:style-name="T12"> = </text:span><text:span text:style-name="T34">si</text:span><text:span text:style-name="T14"> (RExpRel.tipo</text:span><text:span text:style-name="T17">h</text:span><text:span text:style-name="T14"> ≠ err)</text:span></text:p>
      <text:p text:style-name="P29"><text:tab/><text:tab/><text:tab/><text:tab/><text:tab/>bool</text:p>
      <text:p text:style-name="P17"><text:span text:style-name="T14"><text:tab/><text:tab/><text:tab/></text:span><text:span text:style-name="T34">si no</text:span><text:span text:style-name="T14"> err</text:span></text:p>
      <text:p text:style-name="P21"><text:tab/>RExpRel.tipo = ExpAd.tipo</text:p>
      <text:p text:style-name="P18"><text:span text:style-name="T10"><text:tab/></text:span><text:span text:style-name="T12">ExpAd.cod</text:span><text:span text:style-name="T13">h</text:span><text:span text:style-name="T12"> = RE</text:span><text:span text:style-name="T38">xpRel.cod</text:span><text:span text:style-name="T39">h</text:span><text:span text:style-name="T38"> || OpRel.cod</text:span></text:p>
      <text:p text:style-name="P21"><text:tab/>RExpRel.cod = ExpAd.cod</text:p>
      <text:p text:style-name="P15">RExpRel ::= λ</text:p>
      <text:p text:style-name="P17"><text:span text:style-name="T10"><text:tab/></text:span><text:span text:style-name="T12">RExpRel.tipo = RExpRel.tipo</text:span><text:span text:style-name="T13">h</text:span></text:p>
      <text:p text:style-name="P17"><text:span text:style-name="T10"><text:tab/></text:span><text:span text:style-name="T12">RExpRel.cod = RExpRel.cod</text:span><text:span text:style-name="T13">h</text:span></text:p>
      <text:p text:style-name="P15"/>
      <text:p text:style-name="P15"/>
      <text:p text:style-name="P15">ExpAd ::= ExpMul RExpAd</text:p>
      <text:p text:style-name="P17"><text:span text:style-name="T33"><text:tab/></text:span><text:span text:style-name="T10">RExpAd.tsh = ExpAd.tsh = ExpMul.tsh</text:span></text:p>
      <text:p text:style-name="Standard"><text:span text:style-name="T33"><text:tab/><text:tab/></text:span><text:span text:style-name="T12">RExp</text:span><text:span text:style-name="T10">Ad</text:span><text:span text:style-name="T12">.tipo</text:span><text:span text:style-name="T13">h</text:span><text:span text:style-name="T12"> = ExpMul.tipo</text:span></text:p>
      <text:p text:style-name="Standard"><text:span text:style-name="T13"><text:tab/><text:tab/></text:span><text:span text:style-name="T12">Exp</text:span><text:span text:style-name="T10">Ad</text:span><text:span text:style-name="T12">.tipo = RExp</text:span><text:span text:style-name="T10">Ad</text:span><text:span text:style-name="T12">.tipo</text:span></text:p>
      <text:p text:style-name="P17"><text:span text:style-name="T10"><text:tab/></text:span><text:span text:style-name="T12">RExpAd.cod</text:span><text:span text:style-name="T13">h</text:span><text:span text:style-name="T12"> = ExpMul.cod</text:span></text:p>
      <text:p text:style-name="P21"><text:tab/>ExpAd.cod = RExpAd.cod</text:p>
      <text:p text:style-name="P15">RExpAd ::= OpAd ExpMul RExpAd</text:p>
      <text:p text:style-name="P17"><text:span text:style-name="T10"><text:tab/></text:span><text:span text:style-name="T12">RExpAd</text:span><text:span text:style-name="T13">1</text:span><text:span text:style-name="T12">.ts</text:span><text:span text:style-name="T13">h</text:span><text:span text:style-name="T12"> = ExpMul.ts</text:span><text:span text:style-name="T13">h</text:span><text:span text:style-name="T12"> = RExpAd</text:span><text:span text:style-name="T13">0</text:span><text:span text:style-name="T12">.ts</text:span><text:span text:style-name="T13">h</text:span></text:p>
      <text:p text:style-name="P26"><text:span text:style-name="T13"><text:tab/><text:tab/></text:span><text:span text:style-name="T12">RExp</text:span><text:span text:style-name="T16">Ad</text:span><text:span text:style-name="T13">1</text:span><text:span text:style-name="T12">.err</text:span><text:span text:style-name="T13">h</text:span><text:span text:style-name="T12"> = </text:span><text:span text:style-name="T43">si</text:span><text:span text:style-name="T16"> (RExpAd</text:span><text:span text:style-name="T44">0</text:span><text:span text:style-name="T16">.tipo</text:span><text:span text:style-name="T44">h</text:span><text:span text:style-name="T16"> = ExpMul.tipo = int)</text:span></text:p>
      <text:p text:style-name="P30"><text:tab/><text:tab/><text:tab/><text:tab/><text:tab/>int</text:p>
      <text:p text:style-name="P17"><text:span text:style-name="T16"><text:tab/><text:tab/><text:tab/></text:span><text:span text:style-name="T43">si no</text:span><text:span text:style-name="T16"> err</text:span></text:p>
      <text:p text:style-name="P17"><text:span text:style-name="T12"><text:tab/>RExp</text:span><text:span text:style-name="T10">Ad</text:span><text:span text:style-name="T13">0</text:span><text:span text:style-name="T12">.tipo = RExp</text:span><text:span text:style-name="T10">Ad</text:span><text:span text:style-name="T13">1</text:span><text:span text:style-name="T12">.tipo</text:span></text:p>
      <text:p text:style-name="P18"><text:span text:style-name="T10"><text:tab/></text:span><text:span text:style-name="T12">RExpAd</text:span><text:span text:style-name="T13">1</text:span><text:span text:style-name="T12">.cod</text:span><text:span text:style-name="T13">h</text:span><text:span text:style-name="T12"> = RE</text:span><text:span text:style-name="T38">xpAd</text:span><text:span text:style-name="T39">0</text:span><text:span text:style-name="T38">.cod</text:span><text:span text:style-name="T39">h</text:span><text:span text:style-name="T38"> || ExpMul.cod || OpAd.cod</text:span></text:p>
      <text:p text:style-name="P17"><text:span text:style-name="T12"><text:tab/>RExpAd</text:span><text:span text:style-name="T13">0</text:span><text:span text:style-name="T12">.cod = RExpAd</text:span><text:span text:style-name="T13">1</text:span><text:span text:style-name="T12">.cod</text:span></text:p>
      <text:p text:style-name="P17"><text:span text:style-name="T10">RExpAd ::= λ</text:span></text:p>
      <text:p text:style-name="P17"><text:span text:style-name="T10"><text:tab/></text:span><text:span text:style-name="T12">RExpAd.tipo = RExpAd.tipo</text:span><text:span text:style-name="T13">h</text:span></text:p>
      <text:p text:style-name="P17"><text:span text:style-name="T10"><text:tab/></text:span><text:span text:style-name="T12">RExpAd.cod = RExpAd.cod</text:span><text:span text:style-name="T13">h</text:span></text:p>
      <text:p text:style-name="P15"/>
      <text:p text:style-name="P16">ExpMul ::= Fact RExpMul</text:p>
      <text:p text:style-name="P17"><text:span text:style-name="T31"><text:tab/></text:span><text:span text:style-name="T9">RExpMul.tsh = ExpMul.tsh = Fact.tsh</text:span></text:p>
      <text:p text:style-name="Standard"><text:span text:style-name="T31"><text:tab/><text:tab/></text:span><text:span text:style-name="T24">RExpMul.tipo</text:span><text:span text:style-name="T25">h</text:span><text:span text:style-name="T24"> = Fact.tipo</text:span></text:p>
      <text:p text:style-name="Standard"><text:span text:style-name="T25"><text:tab/><text:tab/></text:span><text:span text:style-name="T24">Exp</text:span><text:span text:style-name="T9">Mul</text:span><text:span text:style-name="T24">.tipo = RExpMul.tipo</text:span></text:p>
      <text:p text:style-name="P17"><text:span text:style-name="T9"><text:tab/></text:span><text:span text:style-name="T24">RExpMul.cod</text:span><text:span text:style-name="T25">h</text:span><text:span text:style-name="T24"> = Fact.cod</text:span></text:p>
      <text:p text:style-name="P25"><text:tab/>ExpMul.cod = RExpMul.cod</text:p>
      <text:p text:style-name="P16">RExpMul ::= OpMul Fact RExpMul</text:p>
      <text:p text:style-name="P17"><text:span text:style-name="T9"><text:tab/></text:span><text:span text:style-name="T24">RExpMul</text:span><text:span text:style-name="T25">1</text:span><text:span text:style-name="T24">.ts</text:span><text:span text:style-name="T25">h</text:span><text:span text:style-name="T24"> = Fact.ts</text:span><text:span text:style-name="T25">h</text:span><text:span text:style-name="T24"> = RExpMul</text:span><text:span text:style-name="T25">0</text:span><text:span text:style-name="T24">.ts</text:span><text:span text:style-name="T25">h</text:span></text:p>
      <text:p text:style-name="P26"><text:span text:style-name="T9"><text:tab/><text:tab/></text:span><text:span text:style-name="T12">RExpMul</text:span><text:span text:style-name="T13">1</text:span><text:span text:style-name="T12">.tipo</text:span><text:span text:style-name="T13">h</text:span><text:span text:style-name="T12"> = </text:span><text:span text:style-name="T43">si </text:span><text:span text:style-name="T16">(RExpMul</text:span><text:span text:style-name="T44">0</text:span><text:span text:style-name="T16">.tipo</text:span><text:span text:style-name="T44">h</text:span><text:span text:style-name="T16"> </text:span><text:span text:style-name="T45">= </text:span><text:span text:style-name="T16">Fact.tipo = int)</text:span></text:p>
      <text:p text:style-name="P30"><text:tab/><text:tab/><text:tab/><text:tab/><text:tab/>int</text:p>
      <text:p text:style-name="P26"><text:span text:style-name="T16"><text:tab/><text:tab/><text:tab/><text:tab/></text:span><text:span text:style-name="T43">si no si </text:span><text:span text:style-name="T16">(RExpMul</text:span><text:span text:style-name="T44">0</text:span><text:span text:style-name="T16">.tipo</text:span><text:span text:style-name="T44">h</text:span><text:span text:style-name="T16"> </text:span><text:span text:style-name="T45">= </text:span><text:span text:style-name="T16">Fact.tipo = bool)</text:span></text:p>
      <text:p text:style-name="P30"><text:tab/><text:tab/><text:tab/><text:tab/><text:tab/>bool</text:p>
      <text:p text:style-name="P28"><text:span text:style-name="T43">si no</text:span><text:span text:style-name="T16"> err</text:span></text:p>
      <text:p text:style-name="P18"><text:span text:style-name="T12"><text:tab/>RExpMul</text:span><text:span text:style-name="T13">0</text:span><text:span text:style-name="T12">.tipo = RExpMul</text:span><text:span text:style-name="T13">1</text:span><text:span text:style-name="T12">.tipo</text:span></text:p>
      <text:p text:style-name="P31"><text:span text:style-name="T12">RExpMul</text:span><text:span text:style-name="T13">1</text:span><text:span text:style-name="T12">.cod</text:span><text:span text:style-name="T13">h</text:span><text:span text:style-name="T12"> = RE</text:span><text:span text:style-name="T38">xpMul</text:span><text:span text:style-name="T39">0</text:span><text:span text:style-name="T38">.cod</text:span><text:span text:style-name="T39">h</text:span><text:span text:style-name="T38"> || Fact.cod || OpMul.cod</text:span></text:p>
      <text:p text:style-name="P17"><text:span text:style-name="T12"><text:tab/></text:span><text:span text:style-name="T24">RExpMul</text:span><text:span text:style-name="T25">0</text:span><text:span text:style-name="T24">.cod = RExpMul</text:span><text:span text:style-name="T25">1</text:span><text:span text:style-name="T24">.cod</text:span></text:p>
      <text:p text:style-name="P17"><text:span text:style-name="T9">RExpMul ::= </text:span><text:span text:style-name="T10">λ</text:span></text:p>
      <text:p text:style-name="P17"><text:span text:style-name="T9"><text:tab/></text:span><text:span text:style-name="T24">RExpMul.tipo = RExpMul.tipo</text:span><text:span text:style-name="T25">h</text:span></text:p>
      <text:p text:style-name="P17"><text:span text:style-name="T9"><text:tab/></text:span><text:span text:style-name="T24">RExpMul.cod = RExpMul.cod</text:span><text:span text:style-name="T25">h</text:span></text:p>
      <text:p text:style-name="P16"/>
      <text:p text:style-name="P16"/>
      <text:p text:style-name="Standard"><text:span text:style-name="T10">No es necesario factorizar porque no hay dos reglas de la forma A ::= </text:span><text:span text:style-name="T46"></text:span><text:span text:style-name="T10">, A ::= </text:span><text:span text:style-name="T46"></text:span><text:span text:style-name="T10"> que puedan dar lugar a ambigüedad.</text:span></text:p>
      <text:p text:style-name="P20"/>
      <text:p text:style-name="Standard"><text:span text:style-name="T10">Finalmente, la gramática acondicionada con sus atributos acondicionados queda así:</text:span></text:p>
      <text:p text:style-name="P20"/>
      <text:p text:style-name="P32">Prog ::= Decs { Is }</text:p>
      <text:p text:style-name="P26"><text:span text:style-name="T9"><text:tab/></text:span><text:span text:style-name="T41">Is.ts</text:span><text:span text:style-name="T47">h </text:span><text:span text:style-name="T41">= Decs.ts</text:span></text:p>
      <text:p text:style-name="P26"><text:span text:style-name="T41"><text:tab/>Prog.err = Decs.err </text:span><text:span text:style-name="T48">∨</text:span><text:span text:style-name="T41"> Is.err</text:span></text:p>
      <text:p text:style-name="P26"><text:span text:style-name="T41"><text:tab/></text:span><text:span text:style-name="T49">Prog.cod = Is.cod || stop</text:span></text:p>
      <text:p text:style-name="P32">Decs ::= Dec RDecs</text:p>
      <text:p text:style-name="P17"><text:span text:style-name="T24">RDecs.ts</text:span><text:span text:style-name="T25">h</text:span><text:span text:style-name="T24"> = </text:span><text:span text:style-name="T41">añadeID (creaTS(), Dec.id, &lt;dir.0, Dec.tipo&gt;)</text:span></text:p>
      <text:p text:style-name="P25">Decs.ts = RDecs.ts</text:p>
      <text:p text:style-name="P17"><text:span text:style-name="T24">RDecs.err</text:span><text:span text:style-name="T25">h</text:span><text:span text:style-name="T24"> = Dec.err</text:span></text:p>
      <text:p text:style-name="P25">Decs.err = RDecs.err</text:p>
      <text:p text:style-name="Standard"><text:span text:style-name="T9">RDecs ::= ; Dec RDecs</text:span></text:p>
      <text:p text:style-name="P17"><text:span text:style-name="T24">RDecs</text:span><text:span text:style-name="T25">1</text:span><text:span text:style-name="T24">.ts</text:span><text:span text:style-name="T25">h</text:span><text:span text:style-name="T24"> = </text:span><text:span text:style-name="T41">añadeID (RDecs</text:span><text:span text:style-name="T47">0</text:span><text:span text:style-name="T41">.ts, Dec.id, &lt;dir:RDecs</text:span><text:span text:style-name="T47">0</text:span><text:span text:style-name="T41">.dir+1, Dec.tipo&gt;)</text:span></text:p>
      <text:p text:style-name="P17"><text:span text:style-name="T24">RDecs</text:span><text:span text:style-name="T25">0</text:span><text:span text:style-name="T24">.ts = RDecs</text:span><text:span text:style-name="T25">1</text:span><text:span text:style-name="T24">.ts</text:span></text:p>
      <text:p text:style-name="P17"><text:span text:style-name="T24">RDecs</text:span><text:span text:style-name="T25">1</text:span><text:span text:style-name="T24">.err</text:span><text:span text:style-name="T25">h</text:span><text:span text:style-name="T24"> = R</text:span><text:span text:style-name="T41">Decs</text:span><text:span text:style-name="T42">0</text:span><text:span text:style-name="T41">.err</text:span><text:span text:style-name="T42">h</text:span><text:span text:style-name="T41"> </text:span><text:span text:style-name="T50">∨</text:span><text:span text:style-name="T41"> existeID (RDecs</text:span><text:span text:style-name="T42">0</text:span><text:span text:style-name="T41">.ts, Dec.id)</text:span></text:p>
      <text:p text:style-name="P22"><text:span text:style-name="T19">RDecs</text:span><text:span text:style-name="T20">0</text:span><text:span text:style-name="T19">.err = RDecs</text:span><text:span text:style-name="T20">1</text:span><text:span text:style-name="T19">.err</text:span></text:p>
      <text:p text:style-name="Standard"><text:span text:style-name="T21">RDecs ::= </text:span><text:span text:style-name="T10">λ</text:span></text:p>
      <text:p text:style-name="P17"><text:span text:style-name="T22">RDecs.ts = RDecs.ts</text:span><text:span text:style-name="T23">h</text:span></text:p>
      <text:p text:style-name="P17"><text:span text:style-name="T22">RDecs.err = RDecs.err</text:span><text:span text:style-name="T23">h</text:span></text:p>
      <text:p text:style-name="P20">Dec ::= Tipo iden</text:p>
      <text:p text:style-name="P26"><text:span text:style-name="T10"><text:tab/></text:span><text:span text:style-name="T14">Dec.tipo = Tipo.tipo</text:span></text:p>
      <text:p text:style-name="P20">Tipo ::= int</text:p>
      <text:p text:style-name="P33">Tipo.tipo = int</text:p>
      <text:p text:style-name="P26"><text:span text:style-name="T51">Tipo ::= </text:span><text:span text:style-name="T52">bool</text:span></text:p>
      <text:p text:style-name="P26"><text:span text:style-name="T10"><text:tab/></text:span><text:span text:style-name="T41">Tipo.tipo = bool</text:span></text:p>
      <text:p text:style-name="P32">Is ::= I RIs</text:p>
      <text:p text:style-name="P17"><text:span text:style-name="T24">RIs.ts</text:span><text:span text:style-name="T25">h</text:span><text:span text:style-name="T24"> = Is.ts</text:span><text:span text:style-name="T25">h</text:span><text:span text:style-name="T24"> = I.ts</text:span><text:span text:style-name="T25">h</text:span></text:p>
      <text:p text:style-name="P17"><text:span text:style-name="T24">RIs.err</text:span><text:span text:style-name="T25">h</text:span><text:span text:style-name="T24"> = I.err</text:span></text:p>
      <text:p text:style-name="P25">Is.err = RIs.err</text:p>
      <text:p text:style-name="P17"><text:span text:style-name="T24">RIs.cod</text:span><text:span text:style-name="T25">h</text:span><text:span text:style-name="T24"> = I.cod</text:span></text:p>
      <text:p text:style-name="P25">Is.cod = RIs.cod</text:p>
      <text:p text:style-name="P34">RIs ::= ; I RIs</text:p>
      <text:p text:style-name="P26"><text:span text:style-name="T9"><text:tab/></text:span><text:span text:style-name="T24">RIs</text:span><text:span text:style-name="T25">1</text:span><text:span text:style-name="T24">.ts</text:span><text:span text:style-name="T25">h</text:span><text:span text:style-name="T24"> = RIs</text:span><text:span text:style-name="T25">0</text:span><text:span text:style-name="T24">.ts</text:span><text:span text:style-name="T25">h</text:span><text:span text:style-name="T24"> = I.ts</text:span><text:span text:style-name="T25">h</text:span></text:p>
      <text:p text:style-name="P26"><text:span text:style-name="T24"><text:tab/></text:span><text:span text:style-name="T19">RIs</text:span><text:span text:style-name="T20">1</text:span><text:span text:style-name="T19">.err</text:span><text:span text:style-name="T20">h</text:span><text:span text:style-name="T19"> =</text:span><text:span text:style-name="T26"> RIs</text:span><text:span text:style-name="T27">0</text:span><text:span text:style-name="T26">.err </text:span><text:span text:style-name="T28">∨</text:span><text:span text:style-name="T26"> I.err</text:span></text:p>
      <text:p text:style-name="P18"><text:span text:style-name="T19">RIs</text:span><text:span text:style-name="T20">0</text:span><text:span text:style-name="T19">.err = RIs</text:span><text:span text:style-name="T20">1</text:span><text:span text:style-name="T19">.err</text:span></text:p>
      <text:p text:style-name="P26"><text:span text:style-name="T19"><text:tab/>RIs</text:span><text:span text:style-name="T20">1</text:span><text:span text:style-name="T19">.cod</text:span><text:span text:style-name="T20">h</text:span><text:span text:style-name="T19"> = R</text:span><text:span text:style-name="T29">Is</text:span><text:span text:style-name="T30">0</text:span><text:span text:style-name="T29">.cod</text:span><text:span text:style-name="T30">h</text:span><text:span text:style-name="T29"> || I.cod</text:span></text:p>
      <text:p text:style-name="P18"><text:span text:style-name="T19">RIs</text:span><text:span text:style-name="T20">0</text:span><text:span text:style-name="T19">.cod = RIs</text:span><text:span text:style-name="T20">1</text:span><text:span text:style-name="T19">.cod</text:span></text:p>
      <text:p text:style-name="Standard"><text:span text:style-name="T21">RIs ::= </text:span><text:span text:style-name="T10">λ</text:span><text:span text:style-name="T19"> </text:span></text:p>
      <text:p text:style-name="P17"><text:span text:style-name="T19">RIs.err = RIs.err</text:span><text:span text:style-name="T20">h</text:span></text:p>
      <text:p text:style-name="Standard"><text:span text:style-name="T19"><text:tab/>RIs.cod = RIs.cod</text:span><text:span text:style-name="T20">h</text:span></text:p>
      <text:p text:style-name="P32">I ::= Iasig</text:p>
      <text:p text:style-name="P18"><text:span text:style-name="T53">IAsig.ts</text:span><text:span text:style-name="T47">h</text:span><text:span text:style-name="T49"> </text:span><text:span text:style-name="T53">= I.ts</text:span><text:span text:style-name="T47">h</text:span></text:p>
      <text:p text:style-name="P35">I.err = IAsig.err</text:p>
      <text:p text:style-name="P35">I.cod = Iasig.cod</text:p>
      <text:p text:style-name="P32">IAsig ::= Iden = ExpOr</text:p>
      <text:p text:style-name="P36"><text:span text:style-name="T9"><text:tab/>ExpOr.ts</text:span><text:span text:style-name="T54">h</text:span><text:span text:style-name="T9"> = IAsig.ts</text:span><text:span text:style-name="T54">h</text:span></text:p>
      <text:p text:style-name="P26"><text:span text:style-name="T9"><text:tab/></text:span><text:span text:style-name="T11">IAsig.err = </text:span><text:span text:style-name="T55">si</text:span><text:span text:style-name="T11"> existeID (IAsig.ts</text:span><text:span text:style-name="T56">h</text:span><text:span text:style-name="T11">, iden.lex)</text:span></text:p>
      <text:p text:style-name="P26"><text:span text:style-name="T11"><text:tab/><text:tab/><text:tab/></text:span><text:span text:style-name="T57">ExpOr.tipo = err </text:span><text:span text:style-name="T58">∨ </text:span></text:p>
      <text:p text:style-name="P26"><text:span text:style-name="T58"><text:tab/><text:tab/><text:tab/>ExpOr.tipo ≠ Iasig.ts</text:span><text:span text:style-name="T59">h</text:span><text:span text:style-name="T58">[iden.lex].tipo</text:span></text:p>
      <text:p text:style-name="Standard"><text:span text:style-name="T57"><text:tab/><text:tab/></text:span><text:span text:style-name="T60">si no</text:span><text:span text:style-name="T57"> true</text:span></text:p>
      <text:p text:style-name="P26"><text:span text:style-name="T10"><text:tab/></text:span><text:span text:style-name="T14">IAsig.cod = ExpOr.cod ||desapila-dir(IAsig.ts</text:span><text:span text:style-name="T15">h</text:span><text:span text:style-name="T14">[iden.lex].dir)</text:span></text:p>
      <text:p text:style-name="P32">ExpOr ::= ExpAnd RExpOr</text:p>
      <text:p text:style-name="P37">RExpOr.tsh = ExpOr.tsh = ExpAnd.tsh</text:p>
      <text:p text:style-name="Standard"><text:span text:style-name="T32"><text:tab/></text:span><text:span text:style-name="T12">RExpOr.tipo</text:span><text:span text:style-name="T13">h</text:span><text:span text:style-name="T12"> = ExpAnd.tipo</text:span></text:p>
      <text:p text:style-name="Standard"><text:span text:style-name="T13"><text:tab/></text:span><text:span text:style-name="T12">ExpOr.tipo = RExpOr.tipo</text:span></text:p>
      <text:p text:style-name="P17"><text:span text:style-name="T12">RExpOr.cod</text:span><text:span text:style-name="T13">h</text:span><text:span text:style-name="T12"> = ExpAnd.cod</text:span></text:p>
      <text:p text:style-name="P38">ExpOr.cod = RExpOr.cod</text:p>
      <text:p text:style-name="P32">RExpOr ::= OpOr ExpAnd RExpOr</text:p>
      <text:p text:style-name="P17"><text:span text:style-name="T24">RExpOr</text:span><text:span text:style-name="T25">1</text:span><text:span text:style-name="T24">.ts</text:span><text:span text:style-name="T25">h</text:span><text:span text:style-name="T24"> = ExpAnd.ts</text:span><text:span text:style-name="T25">h</text:span><text:span text:style-name="T24"> = RExpOr</text:span><text:span text:style-name="T25">0</text:span><text:span text:style-name="T24">.ts</text:span><text:span text:style-name="T25">h</text:span></text:p>
      <text:p text:style-name="P26"><text:span text:style-name="T24"><text:tab/>RExpOr</text:span><text:span text:style-name="T25">1</text:span><text:span text:style-name="T24">.tipo</text:span><text:span text:style-name="T25">h</text:span><text:span text:style-name="T24"> = </text:span><text:span text:style-name="T40">si</text:span><text:span text:style-name="T41"> (RExpOr</text:span><text:span text:style-name="T42">0</text:span><text:span text:style-name="T41">.tipo</text:span><text:span text:style-name="T42">h</text:span><text:span text:style-name="T41"> = ExpAnd.tipo =</text:span><text:span text:style-name="T61"> bool)</text:span></text:p>
      <text:p text:style-name="P26"><text:span text:style-name="T61"><text:tab/><text:tab/><text:tab/><text:tab/></text:span><text:span text:style-name="T35">bool</text:span></text:p>
      <text:p text:style-name="P39"><text:span text:style-name="T36">si no</text:span><text:span text:style-name="T37"> err</text:span></text:p>
      <text:p text:style-name="P17"><text:span text:style-name="T12">RExpOr</text:span><text:span text:style-name="T13">0</text:span><text:span text:style-name="T12">.tipo = RExpOr</text:span><text:span text:style-name="T13">1</text:span><text:span text:style-name="T12">.tipo</text:span></text:p>
      <text:p text:style-name="P18"><text:span text:style-name="T12">RExpOr</text:span><text:span text:style-name="T13">1</text:span><text:span text:style-name="T12">.cod</text:span><text:span text:style-name="T13">h</text:span><text:span text:style-name="T12"> = RE</text:span><text:span text:style-name="T38">xpOr</text:span><text:span text:style-name="T39">0</text:span><text:span text:style-name="T38">.cod</text:span><text:span text:style-name="T39">h</text:span><text:span text:style-name="T38"> || ExpAnd.cod || OpOr.cod</text:span></text:p>
      <text:p text:style-name="P17"><text:span text:style-name="T12">RExpOr</text:span><text:span text:style-name="T13">0</text:span><text:span text:style-name="T12">.cod = RExpOr</text:span><text:span text:style-name="T13">1</text:span><text:span text:style-name="T12">.cod</text:span></text:p>
      <text:p text:style-name="P20">RExpOr ::= λ</text:p>
      <text:p text:style-name="P17"><text:span text:style-name="T12">RExpOr.tipo = RExpOr.tipo</text:span><text:span text:style-name="T13">h</text:span></text:p>
      <text:p text:style-name="P17"><text:span text:style-name="T24">RExpOr.cod = RExpOr.cod</text:span><text:span text:style-name="T25">h</text:span></text:p>
      <text:p text:style-name="P32">ExpAnd ::= ExpRel RExpAnd</text:p>
      <text:p text:style-name="P21">RExpAnd.tsh = ExpAnd.tsh = ExpRel.tsh</text:p>
      <text:p text:style-name="Standard"><text:span text:style-name="T31"><text:tab/></text:span><text:span text:style-name="T12">RExpAnd.tipo</text:span><text:span text:style-name="T13">h</text:span><text:span text:style-name="T12"> = ExpRel.tipo</text:span></text:p>
      <text:p text:style-name="Standard"><text:span text:style-name="T13"><text:tab/></text:span><text:span text:style-name="T12">ExpAnd.tipo = RExpAnd.tipo</text:span></text:p>
      <text:p text:style-name="P17"><text:span text:style-name="T24">RExpAnd.cod</text:span><text:span text:style-name="T25">h</text:span><text:span text:style-name="T24"> = ExpRel.cod</text:span></text:p>
      <text:p text:style-name="P25">ExpAnd.cod = RExpAnd.cod</text:p>
      <text:p text:style-name="P32">RExpAnd ::= OpAnd ExpRel RExpAnd</text:p>
      <text:p text:style-name="P17"><text:span text:style-name="T24">RExpAnd</text:span><text:span text:style-name="T25">1</text:span><text:span text:style-name="T24">.ts</text:span><text:span text:style-name="T25">h</text:span><text:span text:style-name="T24"> = ExpRel.ts</text:span><text:span text:style-name="T25">h</text:span><text:span text:style-name="T24"> = RExpAnd</text:span><text:span text:style-name="T25">0</text:span><text:span text:style-name="T24">.ts</text:span><text:span text:style-name="T25">h</text:span></text:p>
      <text:p text:style-name="P26"><text:span text:style-name="T25"><text:tab/></text:span><text:span text:style-name="T24">RExpAnd</text:span><text:span text:style-name="T25">1</text:span><text:span text:style-name="T24">.err</text:span><text:span text:style-name="T25">h</text:span><text:span text:style-name="T24"> = </text:span><text:span text:style-name="T40">si</text:span><text:span text:style-name="T41"> (RExpAnd</text:span><text:span text:style-name="T42">0</text:span><text:span text:style-name="T41">.tipo</text:span><text:span text:style-name="T42">h</text:span><text:span text:style-name="T41"> = ExpRel.tipo = bool)</text:span></text:p>
      <text:p text:style-name="P26"><text:span text:style-name="T41"><text:tab/><text:tab/><text:tab/><text:tab/></text:span><text:span text:style-name="T14">bool</text:span></text:p>
      <text:p text:style-name="P17"><text:span text:style-name="T14"><text:tab/><text:tab/></text:span><text:span text:style-name="T34">si no</text:span><text:span text:style-name="T14"> err</text:span></text:p>
      <text:p text:style-name="P17"><text:span text:style-name="T24">RExpAnd</text:span><text:span text:style-name="T25">0</text:span><text:span text:style-name="T24">.tipo = RExpAnd</text:span><text:span text:style-name="T25">1</text:span><text:span text:style-name="T24">.tipo</text:span></text:p>
      <text:p text:style-name="P18"><text:span text:style-name="T24">RExpAnd</text:span><text:span text:style-name="T25">1</text:span><text:span text:style-name="T24">.cod</text:span><text:span text:style-name="T25">h</text:span><text:span text:style-name="T24"> = RE</text:span><text:span text:style-name="T62">xpAnd</text:span><text:span text:style-name="T63">0</text:span><text:span text:style-name="T62">.cod</text:span><text:span text:style-name="T63">h</text:span><text:span text:style-name="T62"> || ExpRel.cod || OpAnd.cod</text:span></text:p>
      <text:p text:style-name="P17"><text:span text:style-name="T24">RExpAnd</text:span><text:span text:style-name="T25">0</text:span><text:span text:style-name="T24">.cod = RExpAnd</text:span><text:span text:style-name="T25">1</text:span><text:span text:style-name="T24">.cod</text:span></text:p>
      <text:p text:style-name="Standard"><text:span text:style-name="T9">RExpAnd ::= </text:span><text:span text:style-name="T10">λ</text:span></text:p>
      <text:p text:style-name="P17"><text:span text:style-name="T24">RExpAnd.tipo = RExpAnd.tipo</text:span><text:span text:style-name="T25">h</text:span></text:p>
      <text:p text:style-name="P17"><text:span text:style-name="T24">RExpAnd.cod = RExpAnd.cod</text:span><text:span text:style-name="T25">h</text:span></text:p>
      <text:p text:style-name="P32">ExpRel ::= ExpAd RExpRel</text:p>
      <text:p text:style-name="P21">RExpRel.tsh = ExpRel.tsh = ExpAd.tsh</text:p>
      <text:p text:style-name="Standard"><text:span text:style-name="T31"><text:tab/></text:span><text:span text:style-name="T24">RExpRel.tipo</text:span><text:span text:style-name="T25">h</text:span><text:span text:style-name="T24"> = ExpAd.tipo</text:span></text:p>
      <text:p text:style-name="Standard"><text:span text:style-name="T25"><text:tab/></text:span><text:span text:style-name="T12">ExpRel.tipo = RExpRel.tipo</text:span></text:p>
      <text:p text:style-name="P17"><text:span text:style-name="T12">RExpRel.cod</text:span><text:span text:style-name="T13">h</text:span><text:span text:style-name="T12"> = ExpAd.cod</text:span></text:p>
      <text:p text:style-name="P25">ExpRel.cod = RExpRel.cod</text:p>
      <text:p text:style-name="P32"/>
      <text:p text:style-name="P32">RExpRel ::= OpRel ExpAd</text:p>
      <text:p text:style-name="P17"><text:span text:style-name="T24">ExpAd.ts</text:span><text:span text:style-name="T25">h</text:span><text:span text:style-name="T24"> = RExpRel</text:span><text:span text:style-name="T25">0</text:span><text:span text:style-name="T24">.ts</text:span><text:span text:style-name="T25">h</text:span></text:p>
      <text:p text:style-name="P26"><text:span text:style-name="T25"><text:tab/></text:span><text:span text:style-name="T12">ExpAd.tipo</text:span><text:span text:style-name="T13">h</text:span><text:span text:style-name="T12"> = </text:span><text:span text:style-name="T34">si</text:span><text:span text:style-name="T14"> (RExpRel.tipo</text:span><text:span text:style-name="T17">h</text:span><text:span text:style-name="T14"> ≠ err)</text:span></text:p>
      <text:p text:style-name="P29"><text:tab/><text:tab/><text:tab/><text:tab/>bool</text:p>
      <text:p text:style-name="P17"><text:span text:style-name="T14"><text:tab/><text:tab/></text:span><text:span text:style-name="T34">si no</text:span><text:span text:style-name="T14"> err</text:span></text:p>
      <text:p text:style-name="P21">RExpRel.tipo = ExpAd.tipo</text:p>
      <text:p text:style-name="P18"><text:span text:style-name="T12">ExpAd.cod</text:span><text:span text:style-name="T13">h</text:span><text:span text:style-name="T12"> = RE</text:span><text:span text:style-name="T38">xpRel.cod</text:span><text:span text:style-name="T39">h</text:span><text:span text:style-name="T38"> || OpRel.cod</text:span></text:p>
      <text:p text:style-name="P21">RExpRel.cod = ExpAd.cod</text:p>
      <text:p text:style-name="P20">RExpRel ::= λ</text:p>
      <text:p text:style-name="P17"><text:span text:style-name="T12">RExpRel.tipo = RExpRel.tipo</text:span><text:span text:style-name="T13">h</text:span></text:p>
      <text:p text:style-name="P17"><text:span text:style-name="T12">RExpRel.cod = RExpRel.cod</text:span><text:span text:style-name="T13">h</text:span></text:p>
      <text:p text:style-name="P20">ExpAd ::= ExpMul RExpAd</text:p>
      <text:p text:style-name="P21">RExpAd.tsh = ExpAd.tsh = ExpMul.tsh</text:p>
      <text:p text:style-name="Standard"><text:span text:style-name="T33"><text:tab/></text:span><text:span text:style-name="T12">RExp</text:span><text:span text:style-name="T10">Ad</text:span><text:span text:style-name="T12">.tipo</text:span><text:span text:style-name="T13">h</text:span><text:span text:style-name="T12"> = ExpMul.tipo</text:span></text:p>
      <text:p text:style-name="Standard"><text:span text:style-name="T13"><text:tab/></text:span><text:span text:style-name="T12">Exp</text:span><text:span text:style-name="T10">Ad</text:span><text:span text:style-name="T12">.tipo = RExp</text:span><text:span text:style-name="T10">Ad</text:span><text:span text:style-name="T12">.tipo</text:span></text:p>
      <text:p text:style-name="P17"><text:span text:style-name="T12">RExpAd.cod</text:span><text:span text:style-name="T13">h</text:span><text:span text:style-name="T12"> = ExpMul.cod</text:span></text:p>
      <text:p text:style-name="P21">ExpAd.cod = RExpAd.cod</text:p>
      <text:p text:style-name="P20">RExpAd ::= OpAd ExpMul RExpAd</text:p>
      <text:p text:style-name="P17"><text:span text:style-name="T12">RExpAd</text:span><text:span text:style-name="T13">1</text:span><text:span text:style-name="T12">.ts</text:span><text:span text:style-name="T13">h</text:span><text:span text:style-name="T12"> = ExpMul.ts</text:span><text:span text:style-name="T13">h</text:span><text:span text:style-name="T12"> = RExpAd</text:span><text:span text:style-name="T13">0</text:span><text:span text:style-name="T12">.ts</text:span><text:span text:style-name="T13">h</text:span></text:p>
      <text:p text:style-name="P26"><text:span text:style-name="T13"><text:tab/></text:span><text:span text:style-name="T12">RExp</text:span><text:span text:style-name="T16">Ad</text:span><text:span text:style-name="T13">1</text:span><text:span text:style-name="T12">.err</text:span><text:span text:style-name="T13">h</text:span><text:span text:style-name="T12"> = </text:span><text:span text:style-name="T43">si</text:span><text:span text:style-name="T16"> (RExpAd</text:span><text:span text:style-name="T44">0</text:span><text:span text:style-name="T16">.tipo</text:span><text:span text:style-name="T44">h</text:span><text:span text:style-name="T16"> = ExpMul.tipo = int)</text:span></text:p>
      <text:p text:style-name="P30"><text:tab/><text:tab/><text:tab/><text:tab/>int</text:p>
      <text:p text:style-name="P17"><text:span text:style-name="T16"><text:tab/><text:tab/></text:span><text:span text:style-name="T43">si no</text:span><text:span text:style-name="T16"> err</text:span></text:p>
      <text:p text:style-name="P17"><text:span text:style-name="T12">RExp</text:span><text:span text:style-name="T10">Ad</text:span><text:span text:style-name="T13">0</text:span><text:span text:style-name="T12">.tipo = RExp</text:span><text:span text:style-name="T10">Ad</text:span><text:span text:style-name="T13">1</text:span><text:span text:style-name="T12">.tipo</text:span></text:p>
      <text:p text:style-name="P18"><text:span text:style-name="T12">RExpAd</text:span><text:span text:style-name="T13">1</text:span><text:span text:style-name="T12">.cod</text:span><text:span text:style-name="T13">h</text:span><text:span text:style-name="T12"> = RE</text:span><text:span text:style-name="T38">xpAd</text:span><text:span text:style-name="T39">0</text:span><text:span text:style-name="T38">.cod</text:span><text:span text:style-name="T39">h</text:span><text:span text:style-name="T38"> || ExpMul.cod || OpAd.cod</text:span></text:p>
      <text:p text:style-name="P17"><text:span text:style-name="T12">RExpAd</text:span><text:span text:style-name="T13">0</text:span><text:span text:style-name="T12">.cod = RExpAd</text:span><text:span text:style-name="T13">1</text:span><text:span text:style-name="T12">.cod</text:span></text:p>
      <text:p text:style-name="P20">RExpAd ::= λ</text:p>
      <text:p text:style-name="P17"><text:span text:style-name="T12">RExpAd.tipo = RExpAd.tipo</text:span><text:span text:style-name="T13">h</text:span></text:p>
      <text:p text:style-name="P17"><text:span text:style-name="T12">RExpAd.cod = RExpAd.cod</text:span><text:span text:style-name="T13">h</text:span></text:p>
      <text:p text:style-name="P32">ExpMul ::= Fact RExpMul</text:p>
      <text:p text:style-name="P21">RExpMul.tsh = ExpMul.tsh = Fact.tsh</text:p>
      <text:p text:style-name="Standard"><text:span text:style-name="T31"><text:tab/></text:span><text:span text:style-name="T12">RExpMul.tipo</text:span><text:span text:style-name="T13">h</text:span><text:span text:style-name="T12"> = Fact.tipo</text:span></text:p>
      <text:p text:style-name="Standard"><text:span text:style-name="T13"><text:tab/></text:span><text:span text:style-name="T12">Exp</text:span><text:span text:style-name="T10">Mul</text:span><text:span text:style-name="T12">.tipo = RExpMul.tipo</text:span></text:p>
      <text:p text:style-name="P17"><text:span text:style-name="T12">RExpMul.cod</text:span><text:span text:style-name="T13">h</text:span><text:span text:style-name="T12"> = Fact.cod</text:span></text:p>
      <text:p text:style-name="P21">ExpMul.cod = RExpMul.cod</text:p>
      <text:p text:style-name="P32">RExpMul ::= OpMul Fact RExpMul</text:p>
      <text:p text:style-name="P17"><text:span text:style-name="T24">RExpMul</text:span><text:span text:style-name="T25">1</text:span><text:span text:style-name="T24">.ts</text:span><text:span text:style-name="T25">h</text:span><text:span text:style-name="T24"> = Fact.ts</text:span><text:span text:style-name="T25">h</text:span><text:span text:style-name="T24"> = RExpMul</text:span><text:span text:style-name="T25">0</text:span><text:span text:style-name="T24">.ts</text:span><text:span text:style-name="T25">h</text:span></text:p>
      <text:p text:style-name="P26"><text:span text:style-name="T9"><text:tab/></text:span><text:span text:style-name="T12">RExpMul</text:span><text:span text:style-name="T13">1</text:span><text:span text:style-name="T12">.tipo</text:span><text:span text:style-name="T13">h</text:span><text:span text:style-name="T12"> = </text:span><text:span text:style-name="T43">si </text:span><text:span text:style-name="T16">(RExpMul</text:span><text:span text:style-name="T44">0</text:span><text:span text:style-name="T16">.tipo</text:span><text:span text:style-name="T44">h</text:span><text:span text:style-name="T16"> </text:span><text:span text:style-name="T45">= </text:span><text:span text:style-name="T16">Fact.tipo = int)</text:span></text:p>
      <text:p text:style-name="P30"><text:tab/><text:tab/><text:tab/><text:tab/>int</text:p>
      <text:p text:style-name="P26"><text:span text:style-name="T16"><text:tab/><text:tab/><text:tab/></text:span><text:span text:style-name="T43">si no si </text:span><text:span text:style-name="T16">(RExpMul</text:span><text:span text:style-name="T44">0</text:span><text:span text:style-name="T16">.tipo</text:span><text:span text:style-name="T44">h</text:span><text:span text:style-name="T16"> </text:span><text:span text:style-name="T45">= </text:span><text:span text:style-name="T16">Fact.tipo = bool)</text:span></text:p>
      <text:p text:style-name="P30"><text:tab/><text:tab/><text:tab/><text:tab/>bool</text:p>
      <text:p text:style-name="P39"><text:span text:style-name="T43">si no</text:span><text:span text:style-name="T16"> err</text:span></text:p>
      <text:p text:style-name="P18"><text:span text:style-name="T12">RExpMul</text:span><text:span text:style-name="T13">0</text:span><text:span text:style-name="T12">.tipo = RExpMul</text:span><text:span text:style-name="T13">1</text:span><text:span text:style-name="T12">.tipo</text:span></text:p>
      <text:p text:style-name="P18"><text:span text:style-name="T12">RExpMul</text:span><text:span text:style-name="T13">1</text:span><text:span text:style-name="T12">.cod</text:span><text:span text:style-name="T13">h</text:span><text:span text:style-name="T12"> = RE</text:span><text:span text:style-name="T38">xpMul</text:span><text:span text:style-name="T39">0</text:span><text:span text:style-name="T38">.cod</text:span><text:span text:style-name="T39">h</text:span><text:span text:style-name="T38"> || Fact.cod || OpMul.cod</text:span></text:p>
      <text:p text:style-name="P17"><text:span text:style-name="T24">RExpMul</text:span><text:span text:style-name="T25">0</text:span><text:span text:style-name="T24">.cod = RExpMul</text:span><text:span text:style-name="T25">1</text:span><text:span text:style-name="T24">.cod</text:span></text:p>
      <text:p text:style-name="Standard"><text:span text:style-name="T9">RExpMul ::= </text:span><text:span text:style-name="T10">λ</text:span></text:p>
      <text:p text:style-name="P17"><text:span text:style-name="T24">RExpMul.tipo = RExpMul.tipo</text:span><text:span text:style-name="T25">h</text:span></text:p>
      <text:p text:style-name="P26"><text:span text:style-name="T9"><text:tab/></text:span><text:span text:style-name="T24">RExpMul.cod = RExpMul.cod</text:span><text:span text:style-name="T25">h</text:span></text:p>
      <text:p text:style-name="P40">Fact ::= entero</text:p>
      <text:p text:style-name="P41">Fact.tipo = int</text:p>
      <text:p text:style-name="P26"><text:span text:style-name="T57"><text:tab/></text:span><text:span text:style-name="T14">Fact.cod = apila (valorDe (entero.lex))</text:span></text:p>
      <text:p text:style-name="P26"><text:span text:style-name="T10">Fact ::= </text:span><text:span text:style-name="T57">iden</text:span></text:p>
      <text:p text:style-name="P42"><text:span text:style-name="T14">Fact.tipo = </text:span><text:span text:style-name="T34">si </text:span><text:span text:style-name="T14">existeID (Fact.ts</text:span><text:span text:style-name="T17">h</text:span><text:span text:style-name="T14">, iden.lex)</text:span></text:p>
      <text:p text:style-name="P43"><text:span text:style-name="T14"><text:tab/>Fact.ts</text:span><text:span text:style-name="T17">h</text:span><text:span text:style-name="T14">[iden.lex].tipo</text:span></text:p>
      <text:p text:style-name="P26"><text:span text:style-name="T14"><text:tab/><text:tab/></text:span><text:span text:style-name="T34">si no</text:span><text:span text:style-name="T14"> err </text:span></text:p>
      <text:p text:style-name="P26"><text:span text:style-name="T57"><text:tab/></text:span><text:span text:style-name="T14"> Fact.cod = apila-dir (Fact.tsh [iden.lex].dir)</text:span></text:p>
      <text:p text:style-name="P40"/>
      <text:p text:style-name="P26"><text:span text:style-name="T9">Fact ::= </text:span><text:span text:style-name="T11"><text:s/></text:span><text:span text:style-name="T9">( ExpOr ) </text:span></text:p>
      <text:p text:style-name="Standard"><text:span text:style-name="T9"><text:tab/></text:span><text:span text:style-name="T53">ExpOr.ts</text:span><text:span text:style-name="T47">h </text:span><text:span text:style-name="T53">= Fact.ts</text:span><text:span text:style-name="T47">h</text:span></text:p>
      <text:p text:style-name="P44">Fact.tipo = ExpOr.tipo</text:p>
      <text:p text:style-name="P26"><text:span text:style-name="T10"><text:tab/></text:span><text:span text:style-name="T16">Fact.cod =ExpOr.cod </text:span></text:p>
      <text:p text:style-name="P34">Fact ::= <text:s/>opUnario Fact </text:p>
      <text:p text:style-name="Standard"><text:span text:style-name="T9"><text:tab/></text:span><text:span text:style-name="T53">Fact</text:span><text:span text:style-name="T47">1</text:span><text:span text:style-name="T53">.ts</text:span><text:span text:style-name="T47">h</text:span><text:span text:style-name="T53"> = Fact</text:span><text:span text:style-name="T47">0</text:span><text:span text:style-name="T53">.ts</text:span><text:span text:style-name="T47">h</text:span></text:p>
      <text:p text:style-name="P42"><text:span text:style-name="T53">Fact</text:span><text:span text:style-name="T64">0</text:span><text:span text:style-name="T53">.tipo = Fact</text:span><text:span text:style-name="T64">1</text:span><text:span text:style-name="T53">.tipo</text:span></text:p>
      <text:p text:style-name="P26"><text:span text:style-name="T9"><text:tab/></text:span><text:span text:style-name="T53">Fact</text:span><text:span text:style-name="T64">0</text:span><text:span text:style-name="T53">.cod = Fact</text:span><text:span text:style-name="T64">1</text:span><text:span text:style-name="T53">.cod || opUnario.cod</text:span></text:p>
      <text:p text:style-name="P34">Fact ::= <text:s/>true </text:p>
      <text:p text:style-name="P45"><text:tab/>Fact.tipo = bool</text:p>
      <text:p text:style-name="P26"><text:span text:style-name="T53"><text:tab/>Fact.cod = apila (1)</text:span></text:p>
      <text:p text:style-name="P34">Fact ::= <text:s/>false</text:p>
      <text:p text:style-name="P45"><text:tab/>Fact.tipo = bool</text:p>
      <text:p text:style-name="P26"><text:span text:style-name="T9"><text:tab/></text:span><text:span text:style-name="T16">Fact.cod = apila (0)</text:span></text:p>
      <text:p text:style-name="P34">OpOr ::= ||</text:p>
      <text:p text:style-name="P26"><text:span text:style-name="T9"><text:tab/></text:span><text:span text:style-name="T53">OpOr.cod = or</text:span></text:p>
      <text:p text:style-name="P34">OpAnd ::= &amp;&amp;</text:p>
      <text:p text:style-name="P26"><text:span text:style-name="T9"><text:tab/></text:span><text:span text:style-name="T53"> OpAnd.cod = and</text:span></text:p>
      <text:p text:style-name="P34">OpUnario ::= + </text:p>
      <text:p text:style-name="P26"><text:span text:style-name="T9"><text:tab/></text:span><text:span text:style-name="T16">OpUnario.cod = mas</text:span></text:p>
      <text:p text:style-name="P40">OpUnario ::= <text:s/>- </text:p>
      <text:p text:style-name="P26"><text:span text:style-name="T10"><text:tab/></text:span><text:span text:style-name="T16">OpUnario.cod = menos</text:span></text:p>
      <text:p text:style-name="P40">OpUnario ::= ! </text:p>
      <text:p text:style-name="P26"><text:span text:style-name="T10"><text:tab/></text:span><text:span text:style-name="T16">OpUnario.cod =not</text:span></text:p>
      <text:p text:style-name="P40">OpAd ::= +</text:p>
      <text:p text:style-name="P26"><text:span text:style-name="T10"><text:tab/></text:span><text:span text:style-name="T16">OpAd.cod = suma <text:s text:c="2"/></text:span></text:p>
      <text:p text:style-name="P40">OpAd ::= <text:s text:c="2"/>- </text:p>
      <text:p text:style-name="P26"><text:span text:style-name="T10"><text:tab/></text:span><text:span text:style-name="T16">OpAd.cod = resta</text:span></text:p>
      <text:p text:style-name="P40">OpMul ::= * </text:p>
      <text:p text:style-name="P26"><text:span text:style-name="T10"><text:tab/> </text:span><text:span text:style-name="T16">OpMul.cod =multiplica</text:span></text:p>
      <text:p text:style-name="P40">OpMul ::= <text:s/>/ <text:s/></text:p>
      <text:p text:style-name="P46">OpMul.cod = divide</text:p>
      <text:p text:style-name="P34">OpMul ::= %</text:p>
      <text:p text:style-name="P26"><text:span text:style-name="T9"><text:tab/></text:span><text:span text:style-name="T53">OpMul.cod =mod</text:span></text:p>
      <text:p text:style-name="P47">OpRel ::= &lt; </text:p>
      <text:p text:style-name="P48"><text:span text:style-name="T9"><text:s text:c="9"/><text:tab/></text:span><text:span text:style-name="T53">OpRel.cod = menor</text:span></text:p>
      <text:p text:style-name="P49">OpRel ::= &gt; </text:p>
      <text:p text:style-name="P48"><text:span text:style-name="T9"><text:tab/></text:span><text:span text:style-name="T16">OpRel.</text:span><text:span text:style-name="T65">cod =mayor</text:span></text:p>
      <text:p text:style-name="P50">OpRel ::= &lt;= </text:p>
      <text:p text:style-name="P51"><text:span text:style-name="T66"><text:tab/></text:span><text:span text:style-name="T65">OpRel.cod =menor-igual</text:span></text:p>
      <text:p text:style-name="P50">OpRel ::= &gt;= </text:p>
      <text:p text:style-name="P51"><text:span text:style-name="T66"><text:tab/></text:span><text:span text:style-name="T65">OpRel.cod =mayor-igual</text:span></text:p>
      <text:p text:style-name="P50">OpRel ::= == </text:p>
      <text:p text:style-name="P51"><text:span text:style-name="T66"><text:tab/></text:span><text:span text:style-name="T65">OpRel.cod =igual</text:span></text:p>
      <text:p text:style-name="P50">OpRel ::= !=<text:tab/></text:p>
      <text:p text:style-name="Standard"><text:span text:style-name="T66"><text:tab/></text:span><text:span text:style-name="T65">OpRel.cod =distinto</text:span></text:p>
      <text:p text:style-name="P52">OpUnario ::= + | - | !</text:p>
      <text:p text:style-name="P53"/>
      <text:p text:style-name="P5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family-generic="roman" style:font-pitch="variable" style:font-charset="x-symbol"/>
    <style:font-face style:name="MS Mincho" svg:font-family="'MS Mincho', 'ＭＳ 明朝'" style:font-family-generic="modern"/>
    <style:font-face style:name="HG Mincho Light J" svg:font-family="'HG Mincho Light J'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Nimbus Roman No9 L" fo:font-size="12pt" fo:language="es" fo:country="ES" style:font-name-asian="Nimbus Sans L1" style:font-size-asian="12pt" style:language-asian="none" style:country-asian="none" style:font-name-complex="Nimbus Sans L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HG Mincho Light J" style:font-size-asian="14pt" style:font-name-complex="Nimbus Sans L1" style:font-size-complex="14pt"/>
    </style:style>
    <style:style style:name="Heading_20_3" style:display-name="Heading 3" style:family="paragraph" style:parent-style-name="Standard" style:next-style-name="Standard" style:class="text">
      <style:paragraph-properties fo:keep-with-next="always" style:text-autospace="none"/>
      <style:text-properties fo:color="#000000" style:text-underline-style="solid" style:text-underline-width="auto" style:text-underline-color="font-color" fo:font-weight="bold" style:font-weight-asian="bold" style:font-size-complex="24pt" style:font-weight-complex="bold"/>
    </style:style>
    <style:style style:name="Frame_20_contents" style:display-name="Frame contents" style:family="paragraph" style:parent-style-name="Text_20_body" style:class="extra"/>
    <style:style style:name="Texto_20_independiente_20_2" style:display-name="Texto independiente 2" style:family="paragraph" style:parent-style-name="Standard">
      <style:paragraph-properties style:text-autospace="none"/>
      <style:text-properties style:font-name="Arial" fo:font-size="11pt" style:font-size-asian="11pt" style:font-name-complex="Arial" style:font-size-complex="40pt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initial-creator>PROPIETARIO</meta:initial-creator>
    <meta:creation-date>2006-12-04T17:47:00</meta:creation-date>
    <dc:creator>PROPIETARIO</dc:creator>
    <dc:date>2006-12-04T17:48:00</dc:date>
    <dc:language>es-ES</dc:language>
    <meta:editing-cycles>2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9" meta:paragraph-count="387" meta:word-count="1202" meta:character-count="9676"/>
  </office:meta>
</office:document-meta>
</file>